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3.942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3" table:default-cell-style-name="ce2"/>
        <table:table-column table:style-name="co2" table:default-cell-style-name="ce2"/>
        <table:table-column table:style-name="co3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34" table:number-rows-spanned="1" table:style-name="ce13">
            <text:p>Atrito estatico</text:p>
          </table:table-cell>
          <table:covered-table-cell table:number-columns-repeated="33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4">
            <text:p>Vidro 6 mm</text:p>
          </table:table-cell>
          <table:covered-table-cell table:number-columns-repeated="2"/>
          <table:table-cell office:value-type="float" office:value="35.422800000000002" table:number-columns-spanned="3" table:number-rows-spanned="1" table:style-name="ce15">
            <text:p>35.4228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14">
            <text:p>Aco 4 mm</text:p>
          </table:table-cell>
          <table:covered-table-cell table:number-columns-repeated="2"/>
          <table:table-cell office:value-type="float" office:value="49.765900000000002" table:number-columns-spanned="3" table:number-rows-spanned="1" table:style-name="ce15">
            <text:p>49.7659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14">
            <text:p>Aco 6 mm</text:p>
          </table:table-cell>
          <table:covered-table-cell table:number-columns-repeated="2"/>
          <table:table-cell office:value-type="float" office:value="59.382199999999997" table:number-columns-spanned="3" table:number-rows-spanned="1" table:style-name="ce16">
            <text:p>59.3822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14">
            <text:p>Soja 6 mm</text:p>
          </table:table-cell>
          <table:covered-table-cell table:number-columns-repeated="2"/>
          <table:table-cell office:value-type="float" office:value="26.610700000000001" table:number-columns-spanned="3" table:number-rows-spanned="1" table:style-name="ce16">
            <text:p>26.6107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14">
            <text:p>Poliacetal 6 mm</text:p>
          </table:table-cell>
          <table:covered-table-cell table:number-columns-repeated="2"/>
          <table:table-cell office:value-type="float" office:value="31.691700000000001" table:number-columns-spanned="3" table:number-rows-spanned="1" table:style-name="ce16">
            <text:p>31.6917</text:p>
          </table:table-cell>
          <table:covered-table-cell table:number-columns-repeated="2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7">
            <text:p>P15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5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5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8">
            <text:p>P15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5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1</text:p>
          </table:table-cell>
          <table:table-cell office:value-type="float" office:value="29.2239" table:style-name="ce5">
            <text:p>29.2239</text:p>
          </table:table-cell>
          <table:table-cell office:value-type="float" office:value="0.82500254073647472" table:formula="of:=[.C5]/[.$E$3]" table:style-name="ce5">
            <text:p>0.8250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51.753100000000003" table:style-name="ce5">
            <text:p>51.7531</text:p>
          </table:table-cell>
          <table:table-cell office:value-type="float" office:value="1.0399309567394541" table:formula="of:=[.J5]/[.$L$3]" table:style-name="ce5">
            <text:p>1.0399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65.174800000000005" table:style-name="ce5">
            <text:p>65.1748</text:p>
          </table:table-cell>
          <table:table-cell office:value-type="float" office:value="1.0975477499991582" table:formula="of:=[.Q5]/[.$S$3]" table:style-name="ce5">
            <text:p>1.0975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29.885899999999999" table:style-name="ce5">
            <text:p>29.8859</text:p>
          </table:table-cell>
          <table:table-cell office:value-type="float" office:value="1.1230783106043809" table:formula="of:=[.X5]/[.$Z$3]" table:style-name="ce5">
            <text:p>1.1231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3.727499999999999" table:style-name="ce5">
            <text:p>33.7275</text:p>
          </table:table-cell>
          <table:table-cell office:value-type="float" office:value="1.0642376395081361" table:formula="of:=[.AE5]/[.$AG$3]" table:style-name="ce5">
            <text:p>1.0642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2</text:p>
          </table:table-cell>
          <table:table-cell office:value-type="float" office:value="28.046500000000002" table:style-name="ce5">
            <text:p>28.0465</text:p>
          </table:table-cell>
          <table:table-cell office:value-type="float" office:value="0.79176406156486778" table:formula="of:=[.C6]/[.$E$3]" table:style-name="ce5">
            <text:p>0.7918</text:p>
          </table:table-cell>
          <table:table-cell office:value-type="float" office:value="1E-4" table:number-columns-spanned="1" table:number-rows-spanned="2" table:style-name="ce19">
            <text:p>0.0001</text:p>
          </table:table-cell>
          <table:table-cell office:value-type="float" office:value="0.80082884469889459" table:formula="of:=AVERAGE([.D5:.D9])" table:number-columns-spanned="1" table:number-rows-spanned="2" table:style-name="ce20">
            <text:p>0.80</text:p>
          </table:table-cell>
          <table:table-cell office:value-type="float" office:value="3.4868160448825618E-2" table:formula="of:=STDEV([.D5:.D9])" table:number-columns-spanned="1" table:number-rows-spanned="2" table:style-name="ce21">
            <text:p>0.03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55.345300000000002" table:style-name="ce5">
            <text:p>55.3453</text:p>
          </table:table-cell>
          <table:table-cell office:value-type="float" office:value="1.1121129126570604" table:formula="of:=[.J6]/[.$L$3]" table:style-name="ce5">
            <text:p>1.1121</text:p>
          </table:table-cell>
          <table:table-cell office:value-type="float" office:value="1E-4" table:number-columns-spanned="1" table:number-rows-spanned="2" table:style-name="ce19">
            <text:p>0.0001</text:p>
          </table:table-cell>
          <table:table-cell office:value-type="float" office:value="1.0457156406294268" table:formula="of:=AVERAGE([.K5:.K9])" table:number-columns-spanned="1" table:number-rows-spanned="2" table:style-name="ce20">
            <text:p>1.05</text:p>
          </table:table-cell>
          <table:table-cell office:value-type="float" office:value="4.9248987515688875E-2" table:formula="of:=STDEV([.K5:.K9])" table:number-columns-spanned="1" table:number-rows-spanned="2" table:style-name="ce21">
            <text:p>0.05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52.744900000000001" table:style-name="ce5">
            <text:p>52.7449</text:p>
          </table:table-cell>
          <table:table-cell office:value-type="float" office:value="0.8882274486293873" table:formula="of:=[.Q6]/[.$S$3]" table:style-name="ce5">
            <text:p>0.8882</text:p>
          </table:table-cell>
          <table:table-cell office:value-type="float" office:value="1E-4" table:number-columns-spanned="1" table:number-rows-spanned="2" table:style-name="ce19">
            <text:p>0.0001</text:p>
          </table:table-cell>
          <table:table-cell office:value-type="float" office:value="1.0008315623200219" table:formula="of:=AVERAGE([.R5:.R9])" table:number-columns-spanned="1" table:number-rows-spanned="2" table:style-name="ce20">
            <text:p>1.00</text:p>
          </table:table-cell>
          <table:table-cell office:value-type="float" office:value="7.5484756555304081E-2" table:formula="of:=STDEV([.R5:.R9])" table:number-columns-spanned="1" table:number-rows-spanned="2" table:style-name="ce21">
            <text:p>0.08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31.2638" table:style-name="ce5">
            <text:p>31.2638</text:p>
          </table:table-cell>
          <table:table-cell office:value-type="float" office:value="1.1748582337180156" table:formula="of:=[.X6]/[.$Z$3]" table:style-name="ce5">
            <text:p>1.1749</text:p>
          </table:table-cell>
          <table:table-cell office:value-type="float" office:value="1E-4" table:number-columns-spanned="1" table:number-rows-spanned="2" table:style-name="ce19">
            <text:p>0.0001</text:p>
          </table:table-cell>
          <table:table-cell office:value-type="float" office:value="1.0885004904042357" table:formula="of:=AVERAGE([.Y5:.Y9])" table:number-columns-spanned="1" table:number-rows-spanned="2" table:style-name="ce20">
            <text:p>1.09</text:p>
          </table:table-cell>
          <table:table-cell office:value-type="float" office:value="8.0301689607514909E-2" table:formula="of:=STDEV([.Y5:.Y9])" table:number-columns-spanned="1" table:number-rows-spanned="2" table:style-name="ce21">
            <text:p>0.08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32.965899999999998" table:style-name="ce5">
            <text:p>32.9659</text:p>
          </table:table-cell>
          <table:table-cell office:value-type="float" office:value="1.0402061107482399" table:formula="of:=[.AE6]/[.$AG$3]" table:style-name="ce5">
            <text:p>1.0402</text:p>
          </table:table-cell>
          <table:table-cell office:value-type="float" office:value="1E-4" table:number-columns-spanned="1" table:number-rows-spanned="2" table:style-name="ce19">
            <text:p>0.0001</text:p>
          </table:table-cell>
          <table:table-cell office:value-type="float" office:value="1.0815298642862325" table:formula="of:=AVERAGE([.AF5:.AF9])" table:number-columns-spanned="1" table:number-rows-spanned="2" table:style-name="ce20">
            <text:p>1.08</text:p>
          </table:table-cell>
          <table:table-cell office:value-type="float" office:value="4.905013774778727E-2" table:formula="of:=STDEV([.AF5:.AF9])" table:number-columns-spanned="1" table:number-rows-spanned="2" table:style-name="ce21">
            <text:p>0.05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3</text:p>
          </table:table-cell>
          <table:table-cell office:value-type="float" office:value="26.359400000000001" table:style-name="ce5">
            <text:p>26.3594</text:p>
          </table:table-cell>
          <table:table-cell office:value-type="float" office:value="0.74413654482423752" table:formula="of:=[.C7]/[.$E$3]" table:style-name="ce5">
            <text:p>0.7441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52.878599999999999" table:style-name="ce5">
            <text:p>52.8786</text:p>
          </table:table-cell>
          <table:table-cell office:value-type="float" office:value="1.0625468443251302" table:formula="of:=[.J7]/[.$L$3]" table:style-name="ce5">
            <text:p>1.062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58.518500000000003" table:style-name="ce5">
            <text:p>58.5185</text:p>
          </table:table-cell>
          <table:table-cell office:value-type="float" office:value="0.98545523742805097" table:formula="of:=[.Q7]/[.$S$3]" table:style-name="ce5">
            <text:p>0.985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30.282699999999998" table:style-name="ce5">
            <text:p>30.2827</text:p>
          </table:table-cell>
          <table:table-cell office:value-type="float" office:value="1.1379896056849312" table:formula="of:=[.X7]/[.$Z$3]" table:style-name="ce5">
            <text:p>1.1380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36.953400000000002" table:style-name="ce5">
            <text:p>36.9534</text:p>
          </table:table-cell>
          <table:table-cell office:value-type="float" office:value="1.1660276981039199" table:formula="of:=[.AE7]/[.$AG$3]" table:style-name="ce5">
            <text:p>1.1660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/>
          <table:table-cell office:value-type="string" table:style-name="ce4">
            <text:p>m4</text:p>
          </table:table-cell>
          <table:table-cell office:value-type="float" office:value="29.376200000000001" table:style-name="ce5">
            <text:p>29.3762</text:p>
          </table:table-cell>
          <table:table-cell office:value-type="float" office:value="0.82930203145996362" table:formula="of:=[.C8]/[.$E$3]" table:style-name="ce5">
            <text:p>0.829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48.548999999999999" table:style-name="ce5">
            <text:p>48.5490</text:p>
          </table:table-cell>
          <table:table-cell office:value-type="float" office:value="0.97554751345801038" table:formula="of:=[.J8]/[.$L$3]" table:style-name="ce5">
            <text:p>0.975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60.118899999999996" table:style-name="ce5">
            <text:p>60.1189</text:p>
          </table:table-cell>
          <table:table-cell office:value-type="float" office:value="1.0124060745475918" table:formula="of:=[.Q8]/[.$S$3]" table:style-name="ce5">
            <text:p>1.012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26.453800000000001" table:style-name="ce5">
            <text:p>26.4538</text:p>
          </table:table-cell>
          <table:table-cell office:value-type="float" office:value="0.99410387550872392" table:formula="of:=[.X8]/[.$Z$3]" table:style-name="ce5">
            <text:p>0.994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33.598199999999999" table:style-name="ce5">
            <text:p>33.5982</text:p>
          </table:table-cell>
          <table:table-cell office:value-type="float" office:value="1.0601577069074868" table:formula="of:=[.AE8]/[.$AG$3]" table:style-name="ce5">
            <text:p>1.0602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5</text:p>
          </table:table-cell>
          <table:table-cell office:value-type="float" office:value="28.832000000000001" table:style-name="ce5">
            <text:p>28.8320</text:p>
          </table:table-cell>
          <table:table-cell office:value-type="float" office:value="0.81393904490892865" table:formula="of:=[.C9]/[.$E$3]" table:style-name="ce5">
            <text:p>0.8139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51.678899999999999" table:style-name="ce5">
            <text:p>51.6789</text:p>
          </table:table-cell>
          <table:table-cell office:value-type="float" office:value="1.0384399759674796" table:formula="of:=[.J9]/[.$L$3]" table:style-name="ce5">
            <text:p>1.038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60.6008" table:style-name="ce5">
            <text:p>60.6008</text:p>
          </table:table-cell>
          <table:table-cell office:value-type="float" office:value="1.0205213009959213" table:formula="of:=[.Q9]/[.$S$3]" table:style-name="ce5">
            <text:p>1.020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26.942599999999999" table:style-name="ce5">
            <text:p>26.9426</text:p>
          </table:table-cell>
          <table:table-cell office:value-type="float" office:value="1.0124724265051275" table:formula="of:=[.X9]/[.$Z$3]" table:style-name="ce5">
            <text:p>1.012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34.132599999999996" table:style-name="ce5">
            <text:p>34.1326</text:p>
          </table:table-cell>
          <table:table-cell office:value-type="float" office:value="1.0770201661633803" table:formula="of:=[.AE9]/[.$AG$3]" table:style-name="ce5">
            <text:p>1.0770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7">
            <text:p>P12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2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2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2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2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1</text:p>
          </table:table-cell>
          <table:table-cell office:value-type="float" office:value="33.5745" table:style-name="ce5">
            <text:p>33.5745</text:p>
          </table:table-cell>
          <table:table-cell office:value-type="float" office:value="0.9478217419289271" table:formula="of:=[.C11]/[.$E$3]" table:style-name="ce5">
            <text:p>0.947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51.8551" table:style-name="ce5">
            <text:p>51.8551</text:p>
          </table:table-cell>
          <table:table-cell office:value-type="float" office:value="1.0419805529489068" table:formula="of:=[.J11]/[.$L$3]" table:style-name="ce5">
            <text:p>1.0420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66.905600000000007" table:style-name="ce5">
            <text:p>66.9056</text:p>
          </table:table-cell>
          <table:table-cell office:value-type="float" office:value="1.1266945313578818" table:formula="of:=[.Q11]/[.$S$3]" table:style-name="ce5">
            <text:p>1.1267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3.328499999999998" table:style-name="ce5">
            <text:p>33.3285</text:p>
          </table:table-cell>
          <table:table-cell office:value-type="float" office:value="1.2524473238208689" table:formula="of:=[.X11]/[.$Z$3]" table:style-name="ce5">
            <text:p>1.252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7.993099999999998" table:style-name="ce5">
            <text:p>37.9931</text:p>
          </table:table-cell>
          <table:table-cell office:value-type="float" office:value="1.1988343951255376" table:formula="of:=[.AE11]/[.$AG$3]" table:style-name="ce5">
            <text:p>1.198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2</text:p>
          </table:table-cell>
          <table:table-cell office:value-type="float" office:value="29.9724" table:style-name="ce7">
            <text:p>29.9724</text:p>
          </table:table-cell>
          <table:table-cell office:value-type="float" office:value="0.84613299908533479" table:formula="of:=[.C12]/[.$E$3]" table:style-name="ce5">
            <text:p>0.8461</text:p>
          </table:table-cell>
          <table:table-cell office:value-type="float" office:value="1.25E-4" table:number-columns-spanned="1" table:number-rows-spanned="2" table:style-name="ce19">
            <text:p>0.000125</text:p>
          </table:table-cell>
          <table:table-cell office:value-type="float" office:value="0.92513578824937603" table:formula="of:=AVERAGE([.D11:.D15])" table:number-columns-spanned="1" table:number-rows-spanned="2" table:style-name="ce20">
            <text:p>0.93</text:p>
          </table:table-cell>
          <table:table-cell office:value-type="float" office:value="8.9266315305846083E-2" table:formula="of:=STDEV([.D11:.D15])" table:number-columns-spanned="1" table:number-rows-spanned="2" table:style-name="ce21">
            <text:p>0.09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52.760300000000001" table:style-name="ce7">
            <text:p>52.7603</text:p>
          </table:table-cell>
          <table:table-cell office:value-type="float" office:value="1.0601697146037747" table:formula="of:=[.J12]/[.$L$3]" table:style-name="ce5">
            <text:p>1.0602</text:p>
          </table:table-cell>
          <table:table-cell office:value-type="float" office:value="1.25E-4" table:number-columns-spanned="1" table:number-rows-spanned="2" table:style-name="ce19">
            <text:p>0.000125</text:p>
          </table:table-cell>
          <table:table-cell office:value-type="float" office:value="1.0910233714250119" table:formula="of:=AVERAGE([.K11:.K15])" table:number-columns-spanned="1" table:number-rows-spanned="2" table:style-name="ce20">
            <text:p>1.09</text:p>
          </table:table-cell>
          <table:table-cell office:value-type="float" office:value="3.954276398671578E-2" table:formula="of:=STDEV([.K11:.K15])" table:number-columns-spanned="1" table:number-rows-spanned="2" table:style-name="ce21">
            <text:p>0.04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69.317899999999995" table:style-name="ce5">
            <text:p>69.3179</text:p>
          </table:table-cell>
          <table:table-cell office:value-type="float" office:value="1.1673178157764448" table:formula="of:=[.Q12]/[.$S$3]" table:style-name="ce5">
            <text:p>1.1673</text:p>
          </table:table-cell>
          <table:table-cell office:value-type="float" office:value="1.25E-4" table:number-columns-spanned="1" table:number-rows-spanned="2" table:style-name="ce19">
            <text:p>0.000125</text:p>
          </table:table-cell>
          <table:table-cell office:value-type="float" office:value="1.1429640532011276" table:formula="of:=AVERAGE([.R11:.R15])" table:number-columns-spanned="1" table:number-rows-spanned="2" table:style-name="ce20">
            <text:p>1.14</text:p>
          </table:table-cell>
          <table:table-cell office:value-type="float" office:value="7.9738692247927942E-2" table:formula="of:=STDEV([.R11:.R15])" table:number-columns-spanned="1" table:number-rows-spanned="2" table:style-name="ce21">
            <text:p>0.08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31.798300000000001" table:style-name="ce5">
            <text:p>31.7983</text:p>
          </table:table-cell>
          <table:table-cell office:value-type="float" office:value="1.1949441390117508" table:formula="of:=[.X12]/[.$Z$3]" table:style-name="ce5">
            <text:p>1.1949</text:p>
          </table:table-cell>
          <table:table-cell office:value-type="float" office:value="1.25E-4" table:number-columns-spanned="1" table:number-rows-spanned="2" table:style-name="ce19">
            <text:p>0.000125</text:p>
          </table:table-cell>
          <table:table-cell office:value-type="float" office:value="1.1970372819955881" table:formula="of:=AVERAGE([.Y11:.Y15])" table:number-columns-spanned="1" table:number-rows-spanned="2" table:style-name="ce20">
            <text:p>1.20</text:p>
          </table:table-cell>
          <table:table-cell office:value-type="float" office:value="7.7627520617476381E-2" table:formula="of:=STDEV([.Y11:.Y15])" table:number-columns-spanned="1" table:number-rows-spanned="2" table:style-name="ce21">
            <text:p>0.08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38.043199999999999" table:style-name="ce5">
            <text:p>38.0432</text:p>
          </table:table-cell>
          <table:table-cell office:value-type="float" office:value="1.2004152506807775" table:formula="of:=[.AE12]/[.$AG$3]" table:style-name="ce5">
            <text:p>1.2004</text:p>
          </table:table-cell>
          <table:table-cell office:value-type="float" office:value="1.25E-4" table:number-columns-spanned="1" table:number-rows-spanned="2" table:style-name="ce19">
            <text:p>0.000125</text:p>
          </table:table-cell>
          <table:table-cell office:value-type="float" office:value="1.1755298705970332" table:formula="of:=AVERAGE([.AF11:.AF15])" table:number-columns-spanned="1" table:number-rows-spanned="2" table:style-name="ce20">
            <text:p>1.18</text:p>
          </table:table-cell>
          <table:table-cell office:value-type="float" office:value="3.5111663927847703E-2" table:formula="of:=STDEV([.AF11:.AF15])" table:number-columns-spanned="1" table:number-rows-spanned="2" table:style-name="ce21">
            <text:p>0.04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3</text:p>
          </table:table-cell>
          <table:table-cell office:value-type="float" office:value="36.773699999999998" table:style-name="ce7">
            <text:p>36.7737</text:p>
          </table:table-cell>
          <table:table-cell office:value-type="float" office:value="1.0381364544869405" table:formula="of:=[.C13]/[.$E$3]" table:style-name="ce5">
            <text:p>1.0381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55.361499999999999" table:style-name="ce7">
            <text:p>55.3615</text:p>
          </table:table-cell>
          <table:table-cell office:value-type="float" office:value="1.1124384367609146" table:formula="of:=[.J13]/[.$L$3]" table:style-name="ce5">
            <text:p>1.1124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71.971000000000004" table:style-name="ce5">
            <text:p>71.9710</text:p>
          </table:table-cell>
          <table:table-cell office:value-type="float" office:value="1.2119961874096952" table:formula="of:=[.Q13]/[.$S$3]" table:style-name="ce5">
            <text:p>1.2120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28.772300000000001" table:style-name="ce5">
            <text:p>28.7723</text:p>
          </table:table-cell>
          <table:table-cell office:value-type="float" office:value="1.0812304824750947" table:formula="of:=[.X13]/[.$Z$3]" table:style-name="ce5">
            <text:p>1.0812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35.336799999999997" table:style-name="ce5">
            <text:p>35.3368</text:p>
          </table:table-cell>
          <table:table-cell office:value-type="float" office:value="1.1150174966947179" table:formula="of:=[.AE13]/[.$AG$3]" table:style-name="ce5">
            <text:p>1.1150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/>
          <table:table-cell office:value-type="string" table:style-name="ce4">
            <text:p>m4</text:p>
          </table:table-cell>
          <table:table-cell office:value-type="float" office:value="34.363" table:style-name="ce7">
            <text:p>34.3630</text:p>
          </table:table-cell>
          <table:table-cell office:value-type="float" office:value="0.97008141648881507" table:formula="of:=[.C14]/[.$E$3]" table:style-name="ce5">
            <text:p>0.970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54.801000000000002" table:style-name="ce7">
            <text:p>54.8010</text:p>
          </table:table-cell>
          <table:table-cell office:value-type="float" office:value="1.1011757046491675" table:formula="of:=[.J14]/[.$L$3]" table:style-name="ce5">
            <text:p>1.101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60.133699999999997" table:style-name="ce5">
            <text:p>60.1337</text:p>
          </table:table-cell>
          <table:table-cell office:value-type="float" office:value="1.0126553074827136" table:formula="of:=[.Q14]/[.$S$3]" table:style-name="ce5">
            <text:p>1.0127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31.269100000000002" table:style-name="ce5">
            <text:p>31.2691</text:p>
          </table:table-cell>
          <table:table-cell office:value-type="float" office:value="1.1750574017218638" table:formula="of:=[.X14]/[.$Z$3]" table:style-name="ce5">
            <text:p>1.175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37.575099999999999" table:style-name="ce5">
            <text:p>37.5751</text:p>
          </table:table-cell>
          <table:table-cell office:value-type="float" office:value="1.1856448218303215" table:formula="of:=[.AE14]/[.$AG$3]" table:style-name="ce5">
            <text:p>1.1856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5</text:p>
          </table:table-cell>
          <table:table-cell office:value-type="float" office:value="29.1709" table:style-name="ce7">
            <text:p>29.1709</text:p>
          </table:table-cell>
          <table:table-cell office:value-type="float" office:value="0.82350632925686273" table:formula="of:=[.C15]/[.$E$3]" table:style-name="ce5">
            <text:p>0.823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56.700899999999997" table:style-name="ce7">
            <text:p>56.7009</text:p>
          </table:table-cell>
          <table:table-cell office:value-type="float" office:value="1.1393524481622959" table:formula="of:=[.J15]/[.$L$3]" table:style-name="ce5">
            <text:p>1.139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71.0304" table:style-name="ce5">
            <text:p>71.0304</text:p>
          </table:table-cell>
          <table:table-cell office:value-type="float" office:value="1.1961564239789029" table:formula="of:=[.Q15]/[.$S$3]" table:style-name="ce5">
            <text:p>1.196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34.101799999999997" table:style-name="ce5">
            <text:p>34.1018</text:p>
          </table:table-cell>
          <table:table-cell office:value-type="float" office:value="1.2815070629483627" table:formula="of:=[.X15]/[.$Z$3]" table:style-name="ce5">
            <text:p>1.281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37.3245" table:style-name="ce5">
            <text:p>37.3245</text:p>
          </table:table-cell>
          <table:table-cell office:value-type="float" office:value="1.1777373886538116" table:formula="of:=[.AE15]/[.$AG$3]" table:style-name="ce5">
            <text:p>1.1777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7">
            <text:p>P10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0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0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0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10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1</text:p>
          </table:table-cell>
          <table:table-cell office:value-type="float" office:value="37.160899999999998" table:style-name="ce5">
            <text:p>37.1609</text:p>
          </table:table-cell>
          <table:table-cell office:value-type="float" office:value="1.0490672674096908" table:formula="of:=[.C17]/[.$E$3]" table:style-name="ce5">
            <text:p>1.0491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57.448500000000003" table:style-name="ce5">
            <text:p>57.4485</text:p>
          </table:table-cell>
          <table:table-cell office:value-type="float" office:value="1.1543747827327548" table:formula="of:=[.J17]/[.$L$3]" table:style-name="ce5">
            <text:p>1.154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70.682500000000005" table:style-name="ce5">
            <text:p>70.6825</text:p>
          </table:table-cell>
          <table:table-cell office:value-type="float" office:value="1.1902977659972183" table:formula="of:=[.Q17]/[.$S$3]" table:style-name="ce5">
            <text:p>1.1903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6.769399999999997" table:style-name="ce5">
            <text:p>36.7694</text:p>
          </table:table-cell>
          <table:table-cell office:value-type="float" office:value="1.3817524529606511" table:formula="of:=[.X17]/[.$Z$3]" table:style-name="ce5">
            <text:p>1.381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8.061900000000001" table:style-name="ce5">
            <text:p>38.0619</text:p>
          </table:table-cell>
          <table:table-cell office:value-type="float" office:value="1.2010053105387215" table:formula="of:=[.AE17]/[.$AG$3]" table:style-name="ce5">
            <text:p>1.2010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2</text:p>
          </table:table-cell>
          <table:table-cell office:value-type="float" office:value="35.568399999999997" table:style-name="ce5">
            <text:p>35.5684</text:p>
          </table:table-cell>
          <table:table-cell office:value-type="float" office:value="1.0041103470081414" table:formula="of:=[.C18]/[.$E$3]" table:style-name="ce5">
            <text:p>1.0041</text:p>
          </table:table-cell>
          <table:table-cell office:value-type="float" office:value="1.6200000000000001E-4" table:number-columns-spanned="1" table:number-rows-spanned="2" table:style-name="ce19">
            <text:p>0.000162</text:p>
          </table:table-cell>
          <table:table-cell office:value-type="float" office:value="0.97506634145239768" table:formula="of:=AVERAGE([.D17:.D21])" table:number-columns-spanned="1" table:number-rows-spanned="2" table:style-name="ce20">
            <text:p>0.98</text:p>
          </table:table-cell>
          <table:table-cell office:value-type="float" office:value="5.326995392033803E-2" table:formula="of:=STDEV([.D17:.D21])" table:number-columns-spanned="1" table:number-rows-spanned="2" table:style-name="ce21">
            <text:p>0.05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58.874299999999998" table:style-name="ce5">
            <text:p>58.8743</text:p>
          </table:table-cell>
          <table:table-cell office:value-type="float" office:value="1.1830249226880252" table:formula="of:=[.J18]/[.$L$3]" table:style-name="ce5">
            <text:p>1.1830</text:p>
          </table:table-cell>
          <table:table-cell office:value-type="float" office:value="1.6200000000000001E-4" table:number-columns-spanned="1" table:number-rows-spanned="2" table:style-name="ce19">
            <text:p>0.000162</text:p>
          </table:table-cell>
          <table:table-cell office:value-type="float" office:value="1.1221679905316693" table:formula="of:=AVERAGE([.K17:.K21])" table:number-columns-spanned="1" table:number-rows-spanned="2" table:style-name="ce20">
            <text:p>1.12</text:p>
          </table:table-cell>
          <table:table-cell office:value-type="float" office:value="4.7069468870875646E-2" table:formula="of:=STDEV([.K17:.K21])" table:number-columns-spanned="1" table:number-rows-spanned="2" table:style-name="ce21">
            <text:p>0.05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76.389600000000002" table:style-name="ce5">
            <text:p>76.3896</text:p>
          </table:table-cell>
          <table:table-cell office:value-type="float" office:value="1.2864056905941512" table:formula="of:=[.Q18]/[.$S$3]" table:style-name="ce5">
            <text:p>1.2864</text:p>
          </table:table-cell>
          <table:table-cell office:value-type="float" office:value="1.6200000000000001E-4" table:number-columns-spanned="1" table:number-rows-spanned="2" table:style-name="ce19">
            <text:p>0.000162</text:p>
          </table:table-cell>
          <table:table-cell office:value-type="float" office:value="1.2104014334261783" table:formula="of:=AVERAGE([.R17:.R21])" table:number-columns-spanned="1" table:number-rows-spanned="2" table:style-name="ce20">
            <text:p>1.21</text:p>
          </table:table-cell>
          <table:table-cell office:value-type="float" office:value="8.0649519066892411E-2" table:formula="of:=STDEV([.R17:.R21])" table:number-columns-spanned="1" table:number-rows-spanned="2" table:style-name="ce21">
            <text:p>0.08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36.930399999999999" table:style-name="ce5">
            <text:p>36.9304</text:p>
          </table:table-cell>
          <table:table-cell office:value-type="float" office:value="1.3878026508133945" table:formula="of:=[.X18]/[.$Z$3]" table:style-name="ce5">
            <text:p>1.3878</text:p>
          </table:table-cell>
          <table:table-cell office:value-type="float" office:value="1.6200000000000001E-4" table:number-columns-spanned="1" table:number-rows-spanned="2" table:style-name="ce19">
            <text:p>0.000162</text:p>
          </table:table-cell>
          <table:table-cell office:value-type="float" office:value="1.3040573904482031" table:formula="of:=AVERAGE([.Y17:.Y21])" table:number-columns-spanned="1" table:number-rows-spanned="2" table:style-name="ce20">
            <text:p>1.30</text:p>
          </table:table-cell>
          <table:table-cell office:value-type="float" office:value="8.6209671244070363E-2" table:formula="of:=STDEV([.Y17:.Y21])" table:number-columns-spanned="1" table:number-rows-spanned="2" table:style-name="ce21">
            <text:p>0.09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40.161999999999999" table:style-name="ce5">
            <text:p>40.1620</text:p>
          </table:table-cell>
          <table:table-cell office:value-type="float" office:value="1.2672718724460978" table:formula="of:=[.AE18]/[.$AG$3]" table:style-name="ce5">
            <text:p>1.2673</text:p>
          </table:table-cell>
          <table:table-cell office:value-type="float" office:value="1.6200000000000001E-4" table:number-columns-spanned="1" table:number-rows-spanned="2" table:style-name="ce19">
            <text:p>0.000162</text:p>
          </table:table-cell>
          <table:table-cell office:value-type="float" office:value="1.2496988170404237" table:formula="of:=AVERAGE([.AF17:.AF21])" table:number-columns-spanned="1" table:number-rows-spanned="2" table:style-name="ce20">
            <text:p>1.25</text:p>
          </table:table-cell>
          <table:table-cell office:value-type="float" office:value="3.4159511747948443E-2" table:formula="of:=STDEV([.AF17:.AF21])" table:number-columns-spanned="1" table:number-rows-spanned="2" table:style-name="ce21">
            <text:p>0.03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3</text:p>
          </table:table-cell>
          <table:table-cell office:value-type="float" office:value="32.273099999999999" table:style-name="ce5">
            <text:p>32.2731</text:p>
          </table:table-cell>
          <table:table-cell office:value-type="float" office:value="0.91108269250313345" table:formula="of:=[.C19]/[.$E$3]" table:style-name="ce5">
            <text:p>0.9111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52.940100000000001" table:style-name="ce5">
            <text:p>52.9401</text:p>
          </table:table-cell>
          <table:table-cell office:value-type="float" office:value="1.0637826302749473" table:formula="of:=[.J19]/[.$L$3]" table:style-name="ce5">
            <text:p>1.0638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64.994299999999996" table:style-name="ce5">
            <text:p>64.9943</text:p>
          </table:table-cell>
          <table:table-cell office:value-type="float" office:value="1.094508118594461" table:formula="of:=[.Q19]/[.$S$3]" table:style-name="ce5">
            <text:p>1.094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32.366500000000002" table:style-name="ce5">
            <text:p>32.3665</text:p>
          </table:table-cell>
          <table:table-cell office:value-type="float" office:value="1.2162964521790107" table:formula="of:=[.X19]/[.$Z$3]" table:style-name="ce5">
            <text:p>1.2163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39.187399999999997" table:style-name="ce5">
            <text:p>39.1874</text:p>
          </table:table-cell>
          <table:table-cell office:value-type="float" office:value="1.2365193410261992" table:formula="of:=[.AE19]/[.$AG$3]" table:style-name="ce5">
            <text:p>1.2365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/>
          <table:table-cell office:value-type="string" table:style-name="ce4">
            <text:p>m4</text:p>
          </table:table-cell>
          <table:table-cell office:value-type="float" office:value="33.517099999999999" table:style-name="ce5">
            <text:p>33.5171</text:p>
          </table:table-cell>
          <table:table-cell office:value-type="float" office:value="0.94620131666610197" table:formula="of:=[.C20]/[.$E$3]" table:style-name="ce5">
            <text:p>0.946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54.611800000000002" table:style-name="ce5">
            <text:p>54.6118</text:p>
          </table:table-cell>
          <table:table-cell office:value-type="float" office:value="1.0973739046214375" table:formula="of:=[.J20]/[.$L$3]" table:style-name="ce5">
            <text:p>1.097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70.807900000000004" table:style-name="ce5">
            <text:p>70.8079</text:p>
          </table:table-cell>
          <table:table-cell office:value-type="float" office:value="1.1924095099204812" table:formula="of:=[.Q20]/[.$S$3]" table:style-name="ce5">
            <text:p>1.192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35.210599999999999" table:style-name="ce5">
            <text:p>35.2106</text:p>
          </table:table-cell>
          <table:table-cell office:value-type="float" office:value="1.3231745125081262" table:formula="of:=[.X20]/[.$Z$3]" table:style-name="ce5">
            <text:p>1.323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40.953699999999998" table:style-name="ce5">
            <text:p>40.9537</text:p>
          </table:table-cell>
          <table:table-cell office:value-type="float" office:value="1.2922531766992618" table:formula="of:=[.AE20]/[.$AG$3]" table:style-name="ce5">
            <text:p>1.2923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5</text:p>
          </table:table-cell>
          <table:table-cell office:value-type="float" office:value="34.178400000000003" table:style-name="ce5">
            <text:p>34.1784</text:p>
          </table:table-cell>
          <table:table-cell office:value-type="float" office:value="0.96487008367492122" table:formula="of:=[.C21]/[.$E$3]" table:style-name="ce5">
            <text:p>0.9649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55.3538" table:style-name="ce5">
            <text:p>55.3538</text:p>
          </table:table-cell>
          <table:table-cell office:value-type="float" office:value="1.1122837123411813" table:formula="of:=[.J21]/[.$L$3]" table:style-name="ce5">
            <text:p>1.112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76.507199999999997" table:style-name="ce5">
            <text:p>76.5072</text:p>
          </table:table-cell>
          <table:table-cell office:value-type="float" office:value="1.2883860820245798" table:formula="of:=[.Q21]/[.$S$3]" table:style-name="ce5">
            <text:p>1.288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32.232500000000002" table:style-name="ce5">
            <text:p>32.2325</text:p>
          </table:table-cell>
          <table:table-cell office:value-type="float" office:value="1.2112608837798329" table:formula="of:=[.X21]/[.$Z$3]" table:style-name="ce5">
            <text:p>1.211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39.660400000000003" table:style-name="ce5">
            <text:p>39.6604</text:p>
          </table:table-cell>
          <table:table-cell office:value-type="float" office:value="1.2514443844918386" table:formula="of:=[.AE21]/[.$AG$3]" table:style-name="ce5">
            <text:p>1.2514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7">
            <text:p>P8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8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8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8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8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1</text:p>
          </table:table-cell>
          <table:table-cell office:value-type="float" office:value="33.418599999999998" table:style-name="ce5">
            <text:p>33.4186</text:p>
          </table:table-cell>
          <table:table-cell office:value-type="float" office:value="0.9434206217464457" table:formula="of:=[.C23]/[.$E$3]" table:style-name="ce5">
            <text:p>0.943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62.288699999999999" table:style-name="ce5">
            <text:p>62.2887</text:p>
          </table:table-cell>
          <table:table-cell office:value-type="float" office:value="1.2516341510954287" table:formula="of:=[.J23]/[.$L$3]" table:style-name="ce5">
            <text:p>1.2516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73.088499999999996" table:style-name="ce5">
            <text:p>73.0885</text:p>
          </table:table-cell>
          <table:table-cell office:value-type="float" office:value="1.2308149580177226" table:formula="of:=[.Q23]/[.$S$3]" table:style-name="ce5">
            <text:p>1.230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5"/>
          <table:table-cell office:value-type="string" table:style-name="ce4">
            <text:p>m1</text:p>
          </table:table-cell>
          <table:table-cell office:value-type="float" office:value="37.357599999999998" table:style-name="ce5">
            <text:p>37.3576</text:p>
          </table:table-cell>
          <table:table-cell office:value-type="float" office:value="1.4038563435009224" table:formula="of:=[.X23]/[.$Z$3]" table:style-name="ce5">
            <text:p>1.4039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9.4574" table:style-name="ce5">
            <text:p>39.4574</text:p>
          </table:table-cell>
          <table:table-cell office:value-type="float" office:value="1.2450389218628222" table:formula="of:=[.AE23]/[.$AG$3]" table:style-name="ce5">
            <text:p>1.2450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2</text:p>
          </table:table-cell>
          <table:table-cell office:value-type="float" office:value="34.330599999999997" table:style-name="ce5">
            <text:p>34.3306</text:p>
          </table:table-cell>
          <table:table-cell office:value-type="float" office:value="0.96916675135788233" table:formula="of:=[.C24]/[.$E$3]" table:style-name="ce5">
            <text:p>0.9692</text:p>
          </table:table-cell>
          <table:table-cell office:value-type="float" office:value="2.0100000000000001E-4" table:number-columns-spanned="1" table:number-rows-spanned="2" table:style-name="ce19">
            <text:p>0.000201</text:p>
          </table:table-cell>
          <table:table-cell office:value-type="float" office:value="1.0333231703874339" table:formula="of:=AVERAGE([.D23:.D27])" table:number-columns-spanned="1" table:number-rows-spanned="2" table:style-name="ce20">
            <text:p>1.03</text:p>
          </table:table-cell>
          <table:table-cell office:value-type="float" office:value="8.7117101894312363E-2" table:formula="of:=STDEV([.D23:.D27])" table:number-columns-spanned="1" table:number-rows-spanned="2" table:style-name="ce21">
            <text:p>0.09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57.774799999999999" table:style-name="ce5">
            <text:p>57.7748</text:p>
          </table:table-cell>
          <table:table-cell office:value-type="float" office:value="1.1609314811949547" table:formula="of:=[.J24]/[.$L$3]" table:style-name="ce5">
            <text:p>1.1609</text:p>
          </table:table-cell>
          <table:table-cell office:value-type="float" office:value="2.0100000000000001E-4" table:number-columns-spanned="1" table:number-rows-spanned="2" table:style-name="ce19">
            <text:p>0.000201</text:p>
          </table:table-cell>
          <table:table-cell office:value-type="float" office:value="1.1780918259289996" table:formula="of:=AVERAGE([.K23:.K27])" table:number-columns-spanned="1" table:number-rows-spanned="2" table:style-name="ce20">
            <text:p>1.18</text:p>
          </table:table-cell>
          <table:table-cell office:value-type="float" office:value="4.6739016706118214E-2" table:formula="of:=STDEV([.K23:.K27])" table:number-columns-spanned="1" table:number-rows-spanned="2" table:style-name="ce21">
            <text:p>0.05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74.097399999999993" table:style-name="ce5">
            <text:p>74.0974</text:p>
          </table:table-cell>
          <table:table-cell office:value-type="float" office:value="1.2478048977639764" table:formula="of:=[.Q24]/[.$S$3]" table:style-name="ce5">
            <text:p>1.2478</text:p>
          </table:table-cell>
          <table:table-cell office:value-type="float" office:value="2.0100000000000001E-4" table:number-columns-spanned="1" table:number-rows-spanned="2" table:style-name="ce19">
            <text:p>0.000201</text:p>
          </table:table-cell>
          <table:table-cell office:value-type="float" office:value="1.2548275409129335" table:formula="of:=AVERAGE([.R23:.R27])" table:number-columns-spanned="1" table:number-rows-spanned="2" table:style-name="ce20">
            <text:p>1.25</text:p>
          </table:table-cell>
          <table:table-cell office:value-type="float" office:value="4.7751469076009925E-2" table:formula="of:=STDEV([.R23:.R27])" table:number-columns-spanned="1" table:number-rows-spanned="2" table:style-name="ce21">
            <text:p>0.05</text:p>
          </table:table-cell>
          <table:table-cell table:style-name="ce5"/>
          <table:table-cell office:value-type="string" table:style-name="ce4">
            <text:p>m2</text:p>
          </table:table-cell>
          <table:table-cell office:value-type="float" office:value="38.068800000000003" table:style-name="ce5">
            <text:p>38.0688</text:p>
          </table:table-cell>
          <table:table-cell office:value-type="float" office:value="1.4305824348852154" table:formula="of:=[.X24]/[.$Z$3]" table:style-name="ce5">
            <text:p>1.4306</text:p>
          </table:table-cell>
          <table:table-cell office:value-type="float" office:value="2.0100000000000001E-4" table:number-columns-spanned="1" table:number-rows-spanned="2" table:style-name="ce19">
            <text:p>0.000201</text:p>
          </table:table-cell>
          <table:table-cell office:value-type="float" office:value="1.4560661688719199" table:formula="of:=AVERAGE([.Y23:.Y27])" table:number-columns-spanned="1" table:number-rows-spanned="2" table:style-name="ce20">
            <text:p>1.46</text:p>
          </table:table-cell>
          <table:table-cell office:value-type="float" office:value="9.2376533467382185E-2" table:formula="of:=STDEV([.Y23:.Y27])" table:number-columns-spanned="1" table:number-rows-spanned="2" table:style-name="ce21">
            <text:p>0.09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40.528100000000002" table:style-name="ce5">
            <text:p>40.5281</text:p>
          </table:table-cell>
          <table:table-cell office:value-type="float" office:value="1.2788237929804964" table:formula="of:=[.AE24]/[.$AG$3]" table:style-name="ce5">
            <text:p>1.2788</text:p>
          </table:table-cell>
          <table:table-cell office:value-type="float" office:value="2.0100000000000001E-4" table:number-columns-spanned="1" table:number-rows-spanned="2" table:style-name="ce19">
            <text:p>0.000201</text:p>
          </table:table-cell>
          <table:table-cell office:value-type="float" office:value="1.3108694074473757" table:formula="of:=AVERAGE([.AF23:.AF27])" table:number-columns-spanned="1" table:number-rows-spanned="2" table:style-name="ce20">
            <text:p>1.31</text:p>
          </table:table-cell>
          <table:table-cell office:value-type="float" office:value="8.1268799658623714E-2" table:formula="of:=STDEV([.AF23:.AF27])" table:number-columns-spanned="1" table:number-rows-spanned="2" table:style-name="ce21">
            <text:p>0.08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3</text:p>
          </table:table-cell>
          <table:table-cell office:value-type="float" office:value="36.0075" table:style-name="ce5">
            <text:p>36.0075</text:p>
          </table:table-cell>
          <table:table-cell office:value-type="float" office:value="1.0165063179647007" table:formula="of:=[.C25]/[.$E$3]" table:style-name="ce5">
            <text:p>1.016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58.148000000000003" table:style-name="ce5">
            <text:p>58.1480</text:p>
          </table:table-cell>
          <table:table-cell office:value-type="float" office:value="1.1684305920318934" table:formula="of:=[.J25]/[.$L$3]" table:style-name="ce5">
            <text:p>1.1684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79.482200000000006" table:style-name="ce5">
            <text:p>79.4822</text:p>
          </table:table-cell>
          <table:table-cell office:value-type="float" office:value="1.3384852699967331" table:formula="of:=[.Q25]/[.$S$3]" table:style-name="ce5">
            <text:p>1.3385</text:p>
          </table:table-cell>
          <table:covered-table-cell/>
          <table:covered-table-cell/>
          <table:covered-table-cell/>
          <table:table-cell table:style-name="ce5"/>
          <table:table-cell office:value-type="string" table:style-name="ce4">
            <text:p>m3</text:p>
          </table:table-cell>
          <table:table-cell office:value-type="float" office:value="40.843499999999999" table:style-name="ce5">
            <text:p>40.8435</text:p>
          </table:table-cell>
          <table:table-cell office:value-type="float" office:value="1.5348525217299807" table:formula="of:=[.X25]/[.$Z$3]" table:style-name="ce5">
            <text:p>1.5349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43.569499999999998" table:style-name="ce5">
            <text:p>43.5695</text:p>
          </table:table-cell>
          <table:table-cell office:value-type="float" office:value="1.3747921380045878" table:formula="of:=[.AE25]/[.$AG$3]" table:style-name="ce5">
            <text:p>1.3748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/>
          <table:table-cell office:value-type="string" table:style-name="ce4">
            <text:p>m4</text:p>
          </table:table-cell>
          <table:table-cell office:value-type="float" office:value="38.195799999999998" table:style-name="ce5">
            <text:p>38.1958</text:p>
          </table:table-cell>
          <table:table-cell office:value-type="float" office:value="1.0782829138295109" table:formula="of:=[.C26]/[.$E$3]" table:style-name="ce5">
            <text:p>1.078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58.98" table:style-name="ce5">
            <text:p>58.9800</text:p>
          </table:table-cell>
          <table:table-cell office:value-type="float" office:value="1.1851488669952717" table:formula="of:=[.J26]/[.$L$3]" table:style-name="ce5">
            <text:p>1.185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73.395799999999994" table:style-name="ce5">
            <text:p>73.3958</text:p>
          </table:table-cell>
          <table:table-cell office:value-type="float" office:value="1.2359899094341402" table:formula="of:=[.Q26]/[.$S$3]" table:style-name="ce5">
            <text:p>1.2360</text:p>
          </table:table-cell>
          <table:table-cell table:number-columns-repeated="2" table:style-name="ce2"/>
          <table:table-cell table:style-name="ce3"/>
          <table:table-cell table:style-name="ce5"/>
          <table:table-cell office:value-type="string" table:style-name="ce4">
            <text:p>m4</text:p>
          </table:table-cell>
          <table:table-cell office:value-type="float" office:value="41.680700000000002" table:style-name="ce5">
            <text:p>41.6807</text:p>
          </table:table-cell>
          <table:table-cell office:value-type="float" office:value="1.5663135505642467" table:formula="of:=[.X26]/[.$Z$3]" table:style-name="ce5">
            <text:p>1.566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39.212299999999999" table:style-name="ce5">
            <text:p>39.2123</text:p>
          </table:table-cell>
          <table:table-cell office:value-type="float" office:value="1.2373050357033544" table:formula="of:=[.AE26]/[.$AG$3]" table:style-name="ce5">
            <text:p>1.2373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5</text:p>
          </table:table-cell>
          <table:table-cell office:value-type="float" office:value="41.063499999999998" table:style-name="ce5">
            <text:p>41.0635</text:p>
          </table:table-cell>
          <table:table-cell office:value-type="float" office:value="1.1592392470386303" table:formula="of:=[.C27]/[.$E$3]" table:style-name="ce5">
            <text:p>1.159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55.952500000000001" table:style-name="ce5">
            <text:p>55.9525</text:p>
          </table:table-cell>
          <table:table-cell office:value-type="float" office:value="1.124314038327449" table:formula="of:=[.J27]/[.$L$3]" table:style-name="ce5">
            <text:p>1.124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72.508200000000002" table:style-name="ce5">
            <text:p>72.5082</text:p>
          </table:table-cell>
          <table:table-cell office:value-type="float" office:value="1.2210426693520955" table:formula="of:=[.Q27]/[.$S$3]" table:style-name="ce5">
            <text:p>1.2210</text:p>
          </table:table-cell>
          <table:table-cell table:number-columns-repeated="2" table:style-name="ce2"/>
          <table:table-cell table:style-name="ce3"/>
          <table:table-cell table:style-name="ce5"/>
          <table:table-cell office:value-type="string" table:style-name="ce4">
            <text:p>m5</text:p>
          </table:table-cell>
          <table:table-cell office:value-type="float" office:value="35.784100000000002" table:style-name="ce5">
            <text:p>35.7841</text:p>
          </table:table-cell>
          <table:table-cell office:value-type="float" office:value="1.3447259936792344" table:formula="of:=[.X27]/[.$Z$3]" table:style-name="ce5">
            <text:p>1.3447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44.951099999999997" table:style-name="ce5">
            <text:p>44.9511</text:p>
          </table:table-cell>
          <table:table-cell office:value-type="float" office:value="1.4183871486856179" table:formula="of:=[.AE27]/[.$AG$3]" table:style-name="ce5">
            <text:p>1.4184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7">
            <text:p>P6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6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6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6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6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/>
          <table:table-cell office:value-type="string" table:style-name="ce4">
            <text:p>m1</text:p>
          </table:table-cell>
          <table:table-cell office:value-type="float" office:value="37.601799999999997" table:style-name="ce5">
            <text:p>37.6018</text:p>
          </table:table-cell>
          <table:table-cell office:value-type="float" office:value="1.0615140530957461" table:formula="of:=[.C29]/[.$E$3]" table:style-name="ce5">
            <text:p>1.0615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64.5124" table:style-name="ce5">
            <text:p>64.5124</text:p>
          </table:table-cell>
          <table:table-cell office:value-type="float" office:value="1.2963173578695451" table:formula="of:=[.J29]/[.$L$3]" table:style-name="ce5">
            <text:p>1.2963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81.282899999999998" table:style-name="ce5">
            <text:p>81.2829</text:p>
          </table:table-cell>
          <table:table-cell office:value-type="float" office:value="1.3688091717720126" table:formula="of:=[.Q29]/[.$S$3]" table:style-name="ce5">
            <text:p>1.368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41.9878" table:style-name="ce5">
            <text:p>41.9878</text:p>
          </table:table-cell>
          <table:table-cell office:value-type="float" office:value="1.5778540211268399" table:formula="of:=[.X29]/[.$Z$3]" table:style-name="ce5">
            <text:p>1.5779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47.687199999999997" table:style-name="ce5">
            <text:p>47.6872</text:p>
          </table:table-cell>
          <table:table-cell office:value-type="float" office:value="1.5047220565637058" table:formula="of:=[.AE29]/[.$AG$3]" table:style-name="ce5">
            <text:p>1.5047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2</text:p>
          </table:table-cell>
          <table:table-cell office:value-type="float" office:value="42.9694" table:style-name="ce5">
            <text:p>42.9694</text:p>
          </table:table-cell>
          <table:table-cell office:value-type="float" office:value="1.2130435764535834" table:formula="of:=[.C30]/[.$E$3]" table:style-name="ce5">
            <text:p>1.2130</text:p>
          </table:table-cell>
          <table:table-cell office:value-type="float" office:value="2.6899999999999998E-4" table:number-columns-spanned="1" table:number-rows-spanned="2" table:style-name="ce19">
            <text:p>0.000269</text:p>
          </table:table-cell>
          <table:table-cell office:value-type="float" office:value="1.1793455062840881" table:formula="of:=AVERAGE([.D29:.D33])" table:number-columns-spanned="1" table:number-rows-spanned="2" table:style-name="ce20">
            <text:p>1.18</text:p>
          </table:table-cell>
          <table:table-cell office:value-type="float" office:value="9.0064671077314237E-2" table:formula="of:=STDEV([.D29:.D33])" table:number-columns-spanned="1" table:number-rows-spanned="2" table:style-name="ce21">
            <text:p>0.09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63.738799999999998" table:style-name="ce5">
            <text:p>63.7388</text:p>
          </table:table-cell>
          <table:table-cell office:value-type="float" office:value="1.2807725772064806" table:formula="of:=[.J30]/[.$L$3]" table:style-name="ce5">
            <text:p>1.2808</text:p>
          </table:table-cell>
          <table:table-cell office:value-type="float" office:value="2.6899999999999998E-4" table:number-columns-spanned="1" table:number-rows-spanned="2" table:style-name="ce19">
            <text:p>0.000269</text:p>
          </table:table-cell>
          <table:table-cell office:value-type="float" office:value="1.2652478906239009" table:formula="of:=AVERAGE([.K29:.K33])" table:number-columns-spanned="1" table:number-rows-spanned="2" table:style-name="ce20">
            <text:p>1.27</text:p>
          </table:table-cell>
          <table:table-cell office:value-type="float" office:value="2.7243650397189546E-2" table:formula="of:=STDEV([.K29:.K33])" table:number-columns-spanned="1" table:number-rows-spanned="2" table:style-name="ce21">
            <text:p>0.03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80.567700000000002" table:style-name="ce5">
            <text:p>80.5677</text:p>
          </table:table-cell>
          <table:table-cell office:value-type="float" office:value="1.3567651585828751" table:formula="of:=[.Q30]/[.$S$3]" table:style-name="ce5">
            <text:p>1.3568</text:p>
          </table:table-cell>
          <table:table-cell office:value-type="float" office:value="2.6899999999999998E-4" table:number-columns-spanned="1" table:number-rows-spanned="2" table:style-name="ce19">
            <text:p>0.000269</text:p>
          </table:table-cell>
          <table:table-cell office:value-type="float" office:value="1.3488082287284742" table:formula="of:=AVERAGE([.R29:.R33])" table:number-columns-spanned="1" table:number-rows-spanned="2" table:style-name="ce20">
            <text:p>1.35</text:p>
          </table:table-cell>
          <table:table-cell office:value-type="float" office:value="1.9606855769830192E-2" table:formula="of:=STDEV([.R29:.R33])" table:number-columns-spanned="1" table:number-rows-spanned="2" table:style-name="ce21">
            <text:p>0.02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42.814799999999998" table:style-name="ce5">
            <text:p>42.8148</text:p>
          </table:table-cell>
          <table:table-cell office:value-type="float" office:value="1.6089317455008698" table:formula="of:=[.X30]/[.$Z$3]" table:style-name="ce5">
            <text:p>1.6089</text:p>
          </table:table-cell>
          <table:table-cell office:value-type="float" office:value="2.6899999999999998E-4" table:number-columns-spanned="1" table:number-rows-spanned="2" table:style-name="ce19">
            <text:p>0.000269</text:p>
          </table:table-cell>
          <table:table-cell office:value-type="float" office:value="1.5635342174388493" table:formula="of:=AVERAGE([.Y29:.Y33])" table:number-columns-spanned="1" table:number-rows-spanned="2" table:style-name="ce20">
            <text:p>1.56</text:p>
          </table:table-cell>
          <table:table-cell office:value-type="float" office:value="5.0525580412528109E-2" table:formula="of:=STDEV([.Y29:.Y33])" table:number-columns-spanned="1" table:number-rows-spanned="2" table:style-name="ce21">
            <text:p>0.05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45.430999999999997" table:style-name="ce5">
            <text:p>45.4310</text:p>
          </table:table-cell>
          <table:table-cell office:value-type="float" office:value="1.4335299147726375" table:formula="of:=[.AE30]/[.$AG$3]" table:style-name="ce5">
            <text:p>1.4335</text:p>
          </table:table-cell>
          <table:table-cell office:value-type="float" office:value="2.6899999999999998E-4" table:number-columns-spanned="1" table:number-rows-spanned="2" table:style-name="ce19">
            <text:p>0.000269</text:p>
          </table:table-cell>
          <table:table-cell office:value-type="float" office:value="1.4558032544798796" table:formula="of:=AVERAGE([.AF29:.AF33])" table:number-columns-spanned="1" table:number-rows-spanned="2" table:style-name="ce20">
            <text:p>1.46</text:p>
          </table:table-cell>
          <table:table-cell office:value-type="float" office:value="4.944235960814173E-2" table:formula="of:=STDEV([.AF29:.AF33])" table:number-columns-spanned="1" table:number-rows-spanned="2" table:style-name="ce21">
            <text:p>0.05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4">
            <text:p>m3</text:p>
          </table:table-cell>
          <table:table-cell office:value-type="float" office:value="39.332099999999997" table:style-name="ce5">
            <text:p>39.3321</text:p>
          </table:table-cell>
          <table:table-cell office:value-type="float" office:value="1.1103611233442865" table:formula="of:=[.C31]/[.$E$3]" table:style-name="ce5">
            <text:p>1.1104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61.374499999999998" table:style-name="ce5">
            <text:p>61.3745</text:p>
          </table:table-cell>
          <table:table-cell office:value-type="float" office:value="1.2332641427161972" table:formula="of:=[.J31]/[.$L$3]" table:style-name="ce5">
            <text:p>1.2333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80.824399999999997" table:style-name="ce5">
            <text:p>80.8244</text:p>
          </table:table-cell>
          <table:table-cell office:value-type="float" office:value="1.3610880028021866" table:formula="of:=[.Q31]/[.$S$3]" table:style-name="ce5">
            <text:p>1.3611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40.189" table:style-name="ce5">
            <text:p>40.1890</text:p>
          </table:table-cell>
          <table:table-cell office:value-type="float" office:value="1.5102571521981758" table:formula="of:=[.X31]/[.$Z$3]" table:style-name="ce5">
            <text:p>1.5103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43.895899999999997" table:style-name="ce5">
            <text:p>43.8959</text:p>
          </table:table-cell>
          <table:table-cell office:value-type="float" office:value="1.3850913646159719" table:formula="of:=[.AE31]/[.$AG$3]" table:style-name="ce5">
            <text:p>1.3851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/>
          <table:table-cell office:value-type="string" table:style-name="ce4">
            <text:p>m4</text:p>
          </table:table-cell>
          <table:table-cell office:value-type="float" office:value="43.717500000000001" table:style-name="ce5">
            <text:p>43.7175</text:p>
          </table:table-cell>
          <table:table-cell office:value-type="float" office:value="1.2341627426403332" table:formula="of:=[.C32]/[.$E$3]" table:style-name="ce5">
            <text:p>1.234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63.487900000000003" table:style-name="ce5">
            <text:p>63.4879</text:p>
          </table:table-cell>
          <table:table-cell office:value-type="float" office:value="1.2757309724128369" table:formula="of:=[.J32]/[.$L$3]" table:style-name="ce5">
            <text:p>1.2757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78.452100000000002" table:style-name="ce5">
            <text:p>78.4521</text:p>
          </table:table-cell>
          <table:table-cell office:value-type="float" office:value="1.3211383209109802" table:formula="of:=[.Q32]/[.$S$3]" table:style-name="ce5">
            <text:p>1.321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42.863" table:style-name="ce5">
            <text:p>42.8630</text:p>
          </table:table-cell>
          <table:table-cell office:value-type="float" office:value="1.6107430469698278" table:formula="of:=[.X32]/[.$Z$3]" table:style-name="ce5">
            <text:p>1.6107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46.156199999999998" table:style-name="ce5">
            <text:p>46.1562</text:p>
          </table:table-cell>
          <table:table-cell office:value-type="float" office:value="1.4564128778197445" table:formula="of:=[.AE32]/[.$AG$3]" table:style-name="ce5">
            <text:p>1.4564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5</text:p>
          </table:table-cell>
          <table:table-cell office:value-type="float" office:value="45.257800000000003" table:style-name="ce5">
            <text:p>45.2578</text:p>
          </table:table-cell>
          <table:table-cell office:value-type="float" office:value="1.2776460358864912" table:formula="of:=[.C33]/[.$E$3]" table:style-name="ce5">
            <text:p>1.2776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61.717399999999998" table:style-name="ce5">
            <text:p>61.7174</text:p>
          </table:table-cell>
          <table:table-cell office:value-type="float" office:value="1.2401544029144453" table:formula="of:=[.J33]/[.$L$3]" table:style-name="ce5">
            <text:p>1.240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79.3489" table:style-name="ce5">
            <text:p>79.3489</text:p>
          </table:table-cell>
          <table:table-cell office:value-type="float" office:value="1.336240489574317" table:formula="of:=[.Q33]/[.$S$3]" table:style-name="ce5">
            <text:p>1.336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40.179099999999998" table:style-name="ce5">
            <text:p>40.1791</text:p>
          </table:table-cell>
          <table:table-cell office:value-type="float" office:value="1.5098851213985349" table:formula="of:=[.X33]/[.$Z$3]" table:style-name="ce5">
            <text:p>1.5099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47.514099999999999" table:style-name="ce5">
            <text:p>47.5141</text:p>
          </table:table-cell>
          <table:table-cell office:value-type="float" office:value="1.4992600586273377" table:formula="of:=[.AE33]/[.$AG$3]" table:style-name="ce5">
            <text:p>1.4993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 table:style-name="ce2"/>
          <table:table-cell office:value-type="string" table:number-columns-spanned="3" table:number-rows-spanned="1" table:style-name="ce17">
            <text:p>P4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4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4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4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P40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1</text:p>
          </table:table-cell>
          <table:table-cell office:value-type="float" office:value="42.417299999999997" table:style-name="ce5">
            <text:p>42.4173</text:p>
          </table:table-cell>
          <table:table-cell office:value-type="float" office:value="1.1974575697008705" table:formula="of:=[.C35]/[.$E$3]" table:style-name="ce5">
            <text:p>1.1975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67.256399999999999" table:style-name="ce5">
            <text:p>67.2564</text:p>
          </table:table-cell>
          <table:table-cell office:value-type="float" office:value="1.3514555147199185" table:formula="of:=[.J35]/[.$L$3]" table:style-name="ce5">
            <text:p>1.3515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89.509799999999998" table:style-name="ce5">
            <text:p>89.5098</text:p>
          </table:table-cell>
          <table:table-cell office:value-type="float" office:value="1.5073506875797797" table:formula="of:=[.Q35]/[.$S$3]" table:style-name="ce5">
            <text:p>1.507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39.837800000000001" table:style-name="ce5">
            <text:p>39.8378</text:p>
          </table:table-cell>
          <table:table-cell office:value-type="float" office:value="1.4970594535280921" table:formula="of:=[.X35]/[.$Z$3]" table:style-name="ce5">
            <text:p>1.4971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44.859299999999998" table:style-name="ce5">
            <text:p>44.8593</text:p>
          </table:table-cell>
          <table:table-cell office:value-type="float" office:value="1.4154904912011661" table:formula="of:=[.AE35]/[.$AG$3]" table:style-name="ce5">
            <text:p>1.4155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2</text:p>
          </table:table-cell>
          <table:table-cell office:value-type="float" office:value="45.502600000000001" table:style-name="ce5">
            <text:p>45.5026</text:p>
          </table:table-cell>
          <table:table-cell office:value-type="float" office:value="1.284556839097982" table:formula="of:=[.C36]/[.$E$3]" table:style-name="ce5">
            <text:p>1.2846</text:p>
          </table:table-cell>
          <table:table-cell office:value-type="float" office:value="4.2499999999999998E-4" table:number-columns-spanned="1" table:number-rows-spanned="2" table:style-name="ce19">
            <text:p>0.000425</text:p>
          </table:table-cell>
          <table:table-cell office:value-type="float" office:value="1.3029433020540444" table:formula="of:=AVERAGE([.D35:.D39])" table:number-columns-spanned="1" table:number-rows-spanned="2" table:style-name="ce20">
            <text:p>1.30</text:p>
          </table:table-cell>
          <table:table-cell office:value-type="float" office:value="6.9923508811472385E-2" table:formula="of:=STDEV([.D35:.D39])" table:number-columns-spanned="1" table:number-rows-spanned="2" table:style-name="ce21">
            <text:p>0.07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69.324600000000004" table:style-name="ce5">
            <text:p>69.3246</text:p>
          </table:table-cell>
          <table:table-cell office:value-type="float" office:value="1.393014091978644" table:formula="of:=[.J36]/[.$L$3]" table:style-name="ce5">
            <text:p>1.3930</text:p>
          </table:table-cell>
          <table:table-cell office:value-type="float" office:value="4.2499999999999998E-4" table:number-columns-spanned="1" table:number-rows-spanned="2" table:style-name="ce19">
            <text:p>0.000425</text:p>
          </table:table-cell>
          <table:table-cell office:value-type="float" office:value="1.3471204177961213" table:formula="of:=AVERAGE([.K35:.K39])" table:number-columns-spanned="1" table:number-rows-spanned="2" table:style-name="ce20">
            <text:p>1.35</text:p>
          </table:table-cell>
          <table:table-cell office:value-type="float" office:value="4.390599658328221E-2" table:formula="of:=STDEV([.K35:.K39])" table:number-columns-spanned="1" table:number-rows-spanned="2" table:style-name="ce21">
            <text:p>0.04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89.124799999999993" table:style-name="ce5">
            <text:p>89.1248</text:p>
          </table:table-cell>
          <table:table-cell office:value-type="float" office:value="1.5008672632539717" table:formula="of:=[.Q36]/[.$S$3]" table:style-name="ce5">
            <text:p>1.5009</text:p>
          </table:table-cell>
          <table:table-cell office:value-type="float" office:value="4.2499999999999998E-4" table:number-columns-spanned="1" table:number-rows-spanned="2" table:style-name="ce19">
            <text:p>0.000425</text:p>
          </table:table-cell>
          <table:table-cell office:value-type="float" office:value="1.4227391373172433" table:formula="of:=AVERAGE([.R35:.R39])" table:number-columns-spanned="1" table:number-rows-spanned="2" table:style-name="ce20">
            <text:p>1.42</text:p>
          </table:table-cell>
          <table:table-cell office:value-type="float" office:value="8.6441071980727049E-2" table:formula="of:=STDEV([.R35:.R39])" table:number-columns-spanned="1" table:number-rows-spanned="2" table:style-name="ce21">
            <text:p>0.09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43.658900000000003" table:style-name="ce5">
            <text:p>43.6589</text:p>
          </table:table-cell>
          <table:table-cell office:value-type="float" office:value="1.6406520685288248" table:formula="of:=[.X36]/[.$Z$3]" table:style-name="ce5">
            <text:p>1.6407</text:p>
          </table:table-cell>
          <table:table-cell office:value-type="float" office:value="4.2499999999999998E-4" table:number-columns-spanned="1" table:number-rows-spanned="2" table:style-name="ce19">
            <text:p>0.000425</text:p>
          </table:table-cell>
          <table:table-cell office:value-type="float" office:value="1.6123055763283189" table:formula="of:=AVERAGE([.Y35:.Y39])" table:number-columns-spanned="1" table:number-rows-spanned="2" table:style-name="ce20">
            <text:p>1.61</text:p>
          </table:table-cell>
          <table:table-cell office:value-type="float" office:value="7.9413051994717557E-2" table:formula="of:=STDEV([.Y35:.Y39])" table:number-columns-spanned="1" table:number-rows-spanned="2" table:style-name="ce21">
            <text:p>0.08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50.463500000000003" table:style-name="ce5">
            <text:p>50.4635</text:p>
          </table:table-cell>
          <table:table-cell office:value-type="float" office:value="1.5923254353663578" table:formula="of:=[.AE36]/[.$AG$3]" table:style-name="ce5">
            <text:p>1.5923</text:p>
          </table:table-cell>
          <table:table-cell office:value-type="float" office:value="4.2499999999999998E-4" table:number-columns-spanned="1" table:number-rows-spanned="2" table:style-name="ce19">
            <text:p>0.000425</text:p>
          </table:table-cell>
          <table:table-cell office:value-type="float" office:value="1.4751105178958528" table:formula="of:=AVERAGE([.AF35:.AF39])" table:number-columns-spanned="1" table:number-rows-spanned="2" table:style-name="ce20">
            <text:p>1.48</text:p>
          </table:table-cell>
          <table:table-cell office:value-type="float" office:value="8.9464862816151236E-2" table:formula="of:=STDEV([.AF35:.AF39])" table:number-columns-spanned="1" table:number-rows-spanned="2" table:style-name="ce21">
            <text:p>0.09</text:p>
          </table:table-cell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3</text:p>
          </table:table-cell>
          <table:table-cell office:value-type="float" office:value="48.805500000000002" table:style-name="ce5">
            <text:p>48.8055</text:p>
          </table:table-cell>
          <table:table-cell office:value-type="float" office:value="1.3777990446830854" table:formula="of:=[.C37]/[.$E$3]" table:style-name="ce5">
            <text:p>1.3778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67.124499999999998" table:style-name="ce5">
            <text:p>67.1245</text:p>
          </table:table-cell>
          <table:table-cell office:value-type="float" office:value="1.3488051055039696" table:formula="of:=[.J37]/[.$L$3]" table:style-name="ce5">
            <text:p>1.3488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79.126499999999993" table:style-name="ce5">
            <text:p>79.1265</text:p>
          </table:table-cell>
          <table:table-cell office:value-type="float" office:value="1.3324952595222137" table:formula="of:=[.Q37]/[.$S$3]" table:style-name="ce5">
            <text:p>1.332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42.839399999999998" table:style-name="ce5">
            <text:p>42.8394</text:p>
          </table:table-cell>
          <table:table-cell office:value-type="float" office:value="1.609856185669674" table:formula="of:=[.X37]/[.$Z$3]" table:style-name="ce5">
            <text:p>1.6099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48.877299999999998" table:style-name="ce5">
            <text:p>48.8773</text:p>
          </table:table-cell>
          <table:table-cell office:value-type="float" office:value="1.5422744756513533" table:formula="of:=[.AE37]/[.$AG$3]" table:style-name="ce5">
            <text:p>1.5423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4</text:p>
          </table:table-cell>
          <table:table-cell office:value-type="float" office:value="47.920699999999997" table:style-name="ce5">
            <text:p>47.9207</text:p>
          </table:table-cell>
          <table:table-cell office:value-type="float" office:value="1.3528207820951477" table:formula="of:=[.C38]/[.$E$3]" table:style-name="ce5">
            <text:p>1.3528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68.039100000000005" table:style-name="ce5">
            <text:p>68.0391</text:p>
          </table:table-cell>
          <table:table-cell office:value-type="float" office:value="1.3671831515153952" table:formula="of:=[.J38]/[.$L$3]" table:style-name="ce5">
            <text:p>1.367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85.545400000000001" table:style-name="ce5">
            <text:p>85.5454</text:p>
          </table:table-cell>
          <table:table-cell office:value-type="float" office:value="1.4405899410934591" table:formula="of:=[.Q38]/[.$S$3]" table:style-name="ce5">
            <text:p>1.4406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42.503100000000003" table:style-name="ce5">
            <text:p>42.5031</text:p>
          </table:table-cell>
          <table:table-cell office:value-type="float" office:value="1.5972184121424842" table:formula="of:=[.X38]/[.$Z$3]" table:style-name="ce5">
            <text:p>1.5972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45.876199999999997" table:style-name="ce5">
            <text:p>45.8762</text:p>
          </table:table-cell>
          <table:table-cell office:value-type="float" office:value="1.4475777569521355" table:formula="of:=[.AE38]/[.$AG$3]" table:style-name="ce5">
            <text:p>1.4476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5</text:p>
          </table:table-cell>
          <table:table-cell office:value-type="float" office:value="46.123399999999997" table:style-name="ce5">
            <text:p>46.1234</text:p>
          </table:table-cell>
          <table:table-cell office:value-type="float" office:value="1.3020822746931353" table:formula="of:=[.C39]/[.$E$3]" table:style-name="ce5">
            <text:p>1.302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63.4587" table:style-name="ce5">
            <text:p>63.4587</text:p>
          </table:table-cell>
          <table:table-cell office:value-type="float" office:value="1.2751442252626799" table:formula="of:=[.J39]/[.$L$3]" table:style-name="ce5">
            <text:p>1.275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79.120400000000004" table:style-name="ce5">
            <text:p>79.1204</text:p>
          </table:table-cell>
          <table:table-cell office:value-type="float" office:value="1.332392535136792" table:formula="of:=[.Q39]/[.$S$3]" table:style-name="ce5">
            <text:p>1.332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45.683700000000002" table:style-name="ce5">
            <text:p>45.6837</text:p>
          </table:table-cell>
          <table:table-cell office:value-type="float" office:value="1.71674176177252" table:formula="of:=[.X39]/[.$Z$3]" table:style-name="ce5">
            <text:p>1.7167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43.667499999999997" table:style-name="ce5">
            <text:p>43.6675</text:p>
          </table:table-cell>
          <table:table-cell office:value-type="float" office:value="1.3778844303082509" table:formula="of:=[.AE39]/[.$AG$3]" table:style-name="ce5">
            <text:p>1.3779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 table:style-name="ce2"/>
          <table:table-cell office:value-type="string" table:number-columns-spanned="3" table:number-rows-spanned="1" table:style-name="ce17">
            <text:p>Chapa vidr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vidr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vidr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vidr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vidr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1</text:p>
          </table:table-cell>
          <table:table-cell office:value-type="float" office:value="16.056799999999999" table:style-name="ce5">
            <text:p>16.0568</text:p>
          </table:table-cell>
          <table:table-cell office:value-type="float" office:value="0.45328997143082983" table:formula="of:=[.C41]/[.$E$3]" table:style-name="ce5">
            <text:p>0.4533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18.888300000000001" table:style-name="ce5">
            <text:p>18.8883</text:p>
          </table:table-cell>
          <table:table-cell office:value-type="float" office:value="0.37954302042161397" table:formula="of:=[.J41]/[.$L$3]" table:style-name="ce5">
            <text:p>0.3795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12.934200000000001" table:style-name="ce5">
            <text:p>12.9342</text:p>
          </table:table-cell>
          <table:table-cell office:value-type="float" office:value="0.21781274523342015" table:formula="of:=[.Q41]/[.$S$3]" table:style-name="ce5">
            <text:p>0.217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5.9720000000000004" table:style-name="ce5">
            <text:p>5.9720</text:p>
          </table:table-cell>
          <table:table-cell office:value-type="float" office:value="0.22442100358126618" table:formula="of:=[.X41]/[.$Z$3]" table:style-name="ce5">
            <text:p>0.224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16.57" table:style-name="ce5">
            <text:p>16.5700</text:p>
          </table:table-cell>
          <table:table-cell office:value-type="float" office:value="0.52284983134385343" table:formula="of:=[.AE41]/[.$AG$3]" table:style-name="ce5">
            <text:p>0.5228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2</text:p>
          </table:table-cell>
          <table:table-cell office:value-type="float" office:value="16.843499999999999" table:style-name="ce5">
            <text:p>16.8435</text:p>
          </table:table-cell>
          <table:table-cell office:value-type="float" office:value="0.4754988312612215" table:formula="of:=[.C42]/[.$E$3]" table:style-name="ce5">
            <text:p>0.4755</text:p>
          </table:table-cell>
          <table:table-cell office:value-type="string" table:number-columns-spanned="1" table:number-rows-spanned="2" table:style-name="ce22">
            <text:p>0..163e-6</text:p>
          </table:table-cell>
          <table:table-cell office:value-type="float" office:value="0.46398703659789736" table:formula="of:=AVERAGE([.D41:.D45])" table:number-columns-spanned="1" table:number-rows-spanned="2" table:style-name="ce20">
            <text:p>0.46</text:p>
          </table:table-cell>
          <table:table-cell office:value-type="float" office:value="8.6985152192308925E-3" table:formula="of:=STDEV([.D41:.D45])" table:number-columns-spanned="1" table:number-rows-spanned="2" table:style-name="ce21">
            <text:p>0.01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19.747900000000001" table:style-name="ce5">
            <text:p>19.7479</text:p>
          </table:table-cell>
          <table:table-cell office:value-type="float" office:value="0.39681589200637385" table:formula="of:=[.J42]/[.$L$3]" table:style-name="ce5">
            <text:p>0.3968</text:p>
          </table:table-cell>
          <table:table-cell office:value-type="string" table:number-columns-spanned="1" table:number-rows-spanned="2" table:style-name="ce22">
            <text:p>0..163e-6</text:p>
          </table:table-cell>
          <table:table-cell office:value-type="float" office:value="0.38639068116923436" table:formula="of:=AVERAGE([.K41:.K45])" table:number-columns-spanned="1" table:number-rows-spanned="2" table:style-name="ce20">
            <text:p>0.39</text:p>
          </table:table-cell>
          <table:table-cell office:value-type="float" office:value="6.5189462299678645E-3" table:formula="of:=STDEV([.K41:.K45])" table:number-columns-spanned="1" table:number-rows-spanned="2" table:style-name="ce21">
            <text:p>0.01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13.421799999999999" table:style-name="ce5">
            <text:p>13.4218</text:p>
          </table:table-cell>
          <table:table-cell office:value-type="float" office:value="0.22602396004189806" table:formula="of:=[.Q42]/[.$S$3]" table:style-name="ce5">
            <text:p>0.2260</text:p>
          </table:table-cell>
          <table:table-cell office:value-type="string" table:number-columns-spanned="1" table:number-rows-spanned="2" table:style-name="ce22">
            <text:p>0..163e-6</text:p>
          </table:table-cell>
          <table:table-cell office:value-type="float" office:value="0.22233699660841127" table:formula="of:=AVERAGE([.R41:.R45])" table:number-columns-spanned="1" table:number-rows-spanned="2" table:style-name="ce20">
            <text:p>0.22</text:p>
          </table:table-cell>
          <table:table-cell office:value-type="float" office:value="2.4604972854921938E-2" table:formula="of:=STDEV([.R41:.R45])" table:number-columns-spanned="1" table:number-rows-spanned="2" table:style-name="ce21">
            <text:p>0.02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7.3929999999999998" table:style-name="ce5">
            <text:p>7.3930</text:p>
          </table:table-cell>
          <table:table-cell office:value-type="float" office:value="0.27782057593374093" table:formula="of:=[.X42]/[.$Z$3]" table:style-name="ce5">
            <text:p>0.2778</text:p>
          </table:table-cell>
          <table:table-cell office:value-type="string" table:number-columns-spanned="1" table:number-rows-spanned="2" table:style-name="ce22">
            <text:p>0..163e-6</text:p>
          </table:table-cell>
          <table:table-cell office:value-type="float" office:value="0.24894722799475399" table:formula="of:=AVERAGE([.Y41:.Y45])" table:number-columns-spanned="1" table:number-rows-spanned="2" table:style-name="ce20">
            <text:p>0.25</text:p>
          </table:table-cell>
          <table:table-cell office:value-type="float" office:value="2.4277428203997656E-2" table:formula="of:=STDEV([.Y41:.Y45])" table:number-columns-spanned="1" table:number-rows-spanned="2" table:style-name="ce21">
            <text:p>0.02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17.753299999999999" table:style-name="ce5">
            <text:p>17.7533</text:p>
          </table:table-cell>
          <table:table-cell office:value-type="float" office:value="0.56018768321043044" table:formula="of:=[.AE42]/[.$AG$3]" table:style-name="ce5">
            <text:p>0.5602</text:p>
          </table:table-cell>
          <table:table-cell office:value-type="string" table:number-columns-spanned="1" table:number-rows-spanned="2" table:style-name="ce22">
            <text:p>0..163e-6</text:p>
          </table:table-cell>
          <table:table-cell office:value-type="float" office:value="0.56654770807498489" table:formula="of:=AVERAGE([.AF41:.AF45])" table:number-columns-spanned="1" table:number-rows-spanned="2" table:style-name="ce20">
            <text:p>0.57</text:p>
          </table:table-cell>
          <table:table-cell office:value-type="float" office:value="8.3862073013724711E-2" table:formula="of:=STDEV([.AF41:.AF45])" table:number-columns-spanned="1" table:number-rows-spanned="2" table:style-name="ce21">
            <text:p>0.08</text:p>
          </table:table-cell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3</text:p>
          </table:table-cell>
          <table:table-cell office:value-type="float" office:value="16.489000000000001" table:style-name="ce5">
            <text:p>16.4890</text:p>
          </table:table-cell>
          <table:table-cell office:value-type="float" office:value="0.46549115259098661" table:formula="of:=[.C43]/[.$E$3]" table:style-name="ce5">
            <text:p>0.465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19.052399999999999" table:style-name="ce5">
            <text:p>19.0524</text:p>
          </table:table-cell>
          <table:table-cell office:value-type="float" office:value="0.38284045902917457" table:formula="of:=[.J43]/[.$L$3]" table:style-name="ce5">
            <text:p>0.3828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12.666" table:style-name="ce5">
            <text:p>12.6660</text:p>
          </table:table-cell>
          <table:table-cell office:value-type="float" office:value="0.21329624028749358" table:formula="of:=[.Q43]/[.$S$3]" table:style-name="ce5">
            <text:p>0.2133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6.3029000000000002" table:style-name="ce5">
            <text:p>6.3029</text:p>
          </table:table-cell>
          <table:table-cell office:value-type="float" office:value="0.23685585121774325" table:formula="of:=[.X43]/[.$Z$3]" table:style-name="ce5">
            <text:p>0.2369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14.6195" table:style-name="ce5">
            <text:p>14.6195</text:p>
          </table:table-cell>
          <table:table-cell office:value-type="float" office:value="0.46130374830002807" table:formula="of:=[.AE43]/[.$AG$3]" table:style-name="ce5">
            <text:p>0.4613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4</text:p>
          </table:table-cell>
          <table:table-cell office:value-type="float" office:value="16.216200000000001" table:style-name="ce5">
            <text:p>16.2162</text:p>
          </table:table-cell>
          <table:table-cell office:value-type="float" office:value="0.45778989803177611" table:formula="of:=[.C44]/[.$E$3]" table:style-name="ce5">
            <text:p>0.4578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19.275700000000001" table:style-name="ce5">
            <text:p>19.2757</text:p>
          </table:table-cell>
          <table:table-cell office:value-type="float" office:value="0.38732746720143713" table:formula="of:=[.J44]/[.$L$3]" table:style-name="ce5">
            <text:p>0.3873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15.491" table:style-name="ce5">
            <text:p>15.4910</text:p>
          </table:table-cell>
          <table:table-cell office:value-type="float" office:value="0.26086941878205927" table:formula="of:=[.Q44]/[.$S$3]" table:style-name="ce5">
            <text:p>0.2609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6.2137000000000002" table:style-name="ce5">
            <text:p>6.2137</text:p>
          </table:table-cell>
          <table:table-cell office:value-type="float" office:value="0.23350381613411147" table:formula="of:=[.X44]/[.$Z$3]" table:style-name="ce5">
            <text:p>0.233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21.6525" table:style-name="ce5">
            <text:p>21.6525</text:p>
          </table:table-cell>
          <table:table-cell office:value-type="float" office:value="0.68322305209250367" table:formula="of:=[.AE44]/[.$AG$3]" table:style-name="ce5">
            <text:p>0.6832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4">
            <text:p>m5</text:p>
          </table:table-cell>
          <table:table-cell office:value-type="float" office:value="16.5731" table:style-name="ce8">
            <text:p>16.5731</text:p>
          </table:table-cell>
          <table:table-cell office:value-type="float" office:value="0.46786532967467276" table:formula="of:=[.C45]/[.$E$3]" table:style-name="ce5">
            <text:p>0.4679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19.181100000000001" table:style-name="ce5">
            <text:p>19.1811</text:p>
          </table:table-cell>
          <table:table-cell office:value-type="float" office:value="0.38542656718757223" table:formula="of:=[.J45]/[.$L$3]" table:style-name="ce5">
            <text:p>0.3854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11.501300000000001" table:style-name="ce5">
            <text:p>11.5013</text:p>
          </table:table-cell>
          <table:table-cell office:value-type="float" office:value="0.19368261869718537" table:formula="of:=[.Q45]/[.$S$3]" table:style-name="ce5">
            <text:p>0.1937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7.2416999999999998" table:style-name="ce5">
            <text:p>7.2417</text:p>
          </table:table-cell>
          <table:table-cell office:value-type="float" office:value="0.27213489310690808" table:formula="of:=[.X45]/[.$Z$3]" table:style-name="ce5">
            <text:p>0.272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5</text:p>
          </table:table-cell>
          <table:table-cell office:value-type="float" office:value="19.178999999999998" table:style-name="ce5">
            <text:p>19.1790</text:p>
          </table:table-cell>
          <table:table-cell office:value-type="float" office:value="0.60517422542810884" table:formula="of:=[.AE45]/[.$AG$3]" table:style-name="ce5">
            <text:p>0.6052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2">
          <table:table-cell table:style-name="ce2"/>
          <table:table-cell office:value-type="string" table:number-columns-spanned="3" table:number-rows-spanned="1" table:style-name="ce17">
            <text:p>Chapa ac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ac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ac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ac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3" table:number-rows-spanned="1" table:style-name="ce17">
            <text:p>Chapa aco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5"/>
          <table:table-cell office:value-type="string" table:style-name="ce4">
            <text:p>m1</text:p>
          </table:table-cell>
          <table:table-cell office:value-type="float" office:value="19.031500000000001" table:style-name="ce5">
            <text:p>19.0315</text:p>
          </table:table-cell>
          <table:table-cell office:value-type="float" office:value="0.53726695800444912" table:formula="of:=[.C47]/[.$E$3]" table:style-name="ce5">
            <text:p>0.5373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21.7408" table:style-name="ce5">
            <text:p>21.7408</text:p>
          </table:table-cell>
          <table:table-cell office:value-type="float" office:value="0.43686138500459148" table:formula="of:=[.J47]/[.$L$3]" table:style-name="ce5">
            <text:p>0.4369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22.8277" table:style-name="ce5">
            <text:p>22.8277</text:p>
          </table:table-cell>
          <table:table-cell office:value-type="float" office:value="0.38441991034350365" table:formula="of:=[.Q47]/[.$S$3]" table:style-name="ce5">
            <text:p>0.384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13.6784" table:style-name="ce5">
            <text:p>13.6784</text:p>
          </table:table-cell>
          <table:table-cell office:value-type="float" office:value="0.514018796950099" table:formula="of:=[.X47]/[.$Z$3]" table:style-name="ce5">
            <text:p>0.5140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style-name="ce2"/>
          <table:table-cell office:value-type="string" table:style-name="ce4">
            <text:p>m1</text:p>
          </table:table-cell>
          <table:table-cell office:value-type="float" office:value="22.610399999999998" table:style-name="ce5">
            <text:p>22.6104</text:p>
          </table:table-cell>
          <table:table-cell office:value-type="float" office:value="0.71344863166065553" table:formula="of:=[.AE47]/[.$AG$3]" table:style-name="ce5">
            <text:p>0.7134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edia</text:p>
          </table:table-cell>
          <table:table-cell office:value-type="string" table:style-name="ce3">
            <text:p>desvio</text:p>
          </table:table-cell>
          <table:table-cell table:number-columns-repeated="16349"/>
        </table:table-row>
        <table:table-row table:style-name="ro1">
          <table:table-cell table:style-name="ce5"/>
          <table:table-cell office:value-type="string" table:style-name="ce4">
            <text:p>m2</text:p>
          </table:table-cell>
          <table:table-cell office:value-type="float" office:value="20.5124" table:style-name="ce5">
            <text:p>20.5124</text:p>
          </table:table-cell>
          <table:table-cell office:value-type="float" office:value="0.5790733651772304" table:formula="of:=[.C48]/[.$E$3]" table:style-name="ce5">
            <text:p>0.5791</text:p>
          </table:table-cell>
          <table:table-cell office:value-type="float" office:value="1.6899999999999999E-6" table:number-columns-spanned="1" table:number-rows-spanned="2" table:style-name="ce23">
            <text:p>1.69E-06</text:p>
          </table:table-cell>
          <table:table-cell office:value-type="float" office:value="0.57094808993077906" table:formula="of:=AVERAGE([.D47:.D51])" table:number-columns-spanned="1" table:number-rows-spanned="2" table:style-name="ce20">
            <text:p>0.57</text:p>
          </table:table-cell>
          <table:table-cell office:value-type="float" office:value="2.4707109528733388E-2" table:formula="of:=STDEV([.D47:.D51])" table:number-columns-spanned="1" table:number-rows-spanned="2" table:style-name="ce21">
            <text:p>0.02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20.334800000000001" table:style-name="ce5">
            <text:p>20.3348</text:p>
          </table:table-cell>
          <table:table-cell office:value-type="float" office:value="0.40860910784292054" table:formula="of:=[.J48]/[.$L$3]" table:style-name="ce5">
            <text:p>0.4086</text:p>
          </table:table-cell>
          <table:table-cell office:value-type="float" office:value="1.6899999999999999E-6" table:number-columns-spanned="1" table:number-rows-spanned="2" table:style-name="ce23">
            <text:p>1.69E-06</text:p>
          </table:table-cell>
          <table:table-cell office:value-type="float" office:value="0.42798864282570992" table:formula="of:=AVERAGE([.K47:.K51])" table:number-columns-spanned="1" table:number-rows-spanned="2" table:style-name="ce20">
            <text:p>0.43</text:p>
          </table:table-cell>
          <table:table-cell office:value-type="float" office:value="1.3546961842110702E-2" table:formula="of:=STDEV([.K47:.K51])" table:number-columns-spanned="1" table:number-rows-spanned="2" table:style-name="ce21">
            <text:p>0.01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21.427099999999999" table:style-name="ce5">
            <text:p>21.4271</text:p>
          </table:table-cell>
          <table:table-cell office:value-type="float" office:value="0.36083371784810936" table:formula="of:=[.Q48]/[.$S$3]" table:style-name="ce5">
            <text:p>0.3608</text:p>
          </table:table-cell>
          <table:table-cell office:value-type="float" office:value="1.6899999999999999E-6" table:number-columns-spanned="1" table:number-rows-spanned="2" table:style-name="ce23">
            <text:p>1.69E-06</text:p>
          </table:table-cell>
          <table:table-cell office:value-type="float" office:value="0.39203128210137045" table:formula="of:=AVERAGE([.R47:.R51])" table:number-columns-spanned="1" table:number-rows-spanned="2" table:style-name="ce20">
            <text:p>0.39</text:p>
          </table:table-cell>
          <table:table-cell office:value-type="float" office:value="4.6464349441230568E-2" table:formula="of:=STDEV([.R47:.R51])" table:number-columns-spanned="1" table:number-rows-spanned="2" table:style-name="ce21">
            <text:p>0.05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16.029699999999998" table:style-name="ce5">
            <text:p>16.0297</text:p>
          </table:table-cell>
          <table:table-cell office:value-type="float" office:value="0.60237799080820864" table:formula="of:=[.X48]/[.$Z$3]" table:style-name="ce5">
            <text:p>0.6024</text:p>
          </table:table-cell>
          <table:table-cell office:value-type="float" office:value="1.6899999999999999E-6" table:number-columns-spanned="1" table:number-rows-spanned="2" table:style-name="ce23">
            <text:p>1.69E-06</text:p>
          </table:table-cell>
          <table:table-cell office:value-type="float" office:value="0.55150672473854501" table:formula="of:=AVERAGE([.Y47:.Y51])" table:number-columns-spanned="1" table:number-rows-spanned="2" table:style-name="ce20">
            <text:p>0.55</text:p>
          </table:table-cell>
          <table:table-cell office:value-type="float" office:value="3.3751499674917945E-2" table:formula="of:=STDEV([.Y47:.Y51])" table:number-columns-spanned="1" table:number-rows-spanned="2" table:style-name="ce21">
            <text:p>0.03</text:p>
          </table:table-cell>
          <table:table-cell table:style-name="ce2"/>
          <table:table-cell office:value-type="string" table:style-name="ce4">
            <text:p>m2</text:p>
          </table:table-cell>
          <table:table-cell office:value-type="float" office:value="22.795999999999999" table:style-name="ce5">
            <text:p>22.7960</text:p>
          </table:table-cell>
          <table:table-cell office:value-type="float" office:value="0.71930505463575634" table:formula="of:=[.AE48]/[.$AG$3]" table:style-name="ce5">
            <text:p>0.7193</text:p>
          </table:table-cell>
          <table:table-cell office:value-type="float" office:value="1.6899999999999999E-6" table:number-columns-spanned="1" table:number-rows-spanned="2" table:style-name="ce23">
            <text:p>1.69E-06</text:p>
          </table:table-cell>
          <table:table-cell office:value-type="float" office:value="0.70517517204820179" table:formula="of:=AVERAGE([.AF47:.AF51])" table:number-columns-spanned="1" table:number-rows-spanned="2" table:style-name="ce20">
            <text:p>0.71</text:p>
          </table:table-cell>
          <table:table-cell office:value-type="float" office:value="6.8028533608738104E-2" table:formula="of:=STDEV([.AF47:.AF51])" table:number-columns-spanned="1" table:number-rows-spanned="2" table:style-name="ce21">
            <text:p>0.07</text:p>
          </table:table-cell>
          <table:table-cell table:number-columns-repeated="16349"/>
        </table:table-row>
        <table:table-row table:style-name="ro1">
          <table:table-cell table:style-name="ce5"/>
          <table:table-cell office:value-type="string" table:style-name="ce4">
            <text:p>m3</text:p>
          </table:table-cell>
          <table:table-cell office:value-type="float" office:value="19.714099999999998" table:style-name="ce5">
            <text:p>19.7141</text:p>
          </table:table-cell>
          <table:table-cell office:value-type="float" office:value="0.55653703264564058" table:formula="of:=[.C49]/[.$E$3]" table:style-name="ce5">
            <text:p>0.5565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20.844799999999999" table:style-name="ce5">
            <text:p>20.8448</text:p>
          </table:table-cell>
          <table:table-cell office:value-type="float" office:value="0.4188570888901838" table:formula="of:=[.J49]/[.$L$3]" table:style-name="ce5">
            <text:p>0.4189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22.813700000000001" table:style-name="ce5">
            <text:p>22.8137</text:p>
          </table:table-cell>
          <table:table-cell office:value-type="float" office:value="0.38418414945892881" table:formula="of:=[.Q49]/[.$S$3]" table:style-name="ce5">
            <text:p>0.3842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14.155900000000001" table:style-name="ce5">
            <text:p>14.1559</text:p>
          </table:table-cell>
          <table:table-cell office:value-type="float" office:value="0.53196270673075119" table:formula="of:=[.X49]/[.$Z$3]" table:style-name="ce5">
            <text:p>0.5320</text:p>
          </table:table-cell>
          <table:covered-table-cell/>
          <table:covered-table-cell/>
          <table:covered-table-cell/>
          <table:table-cell table:style-name="ce2"/>
          <table:table-cell office:value-type="string" table:style-name="ce4">
            <text:p>m3</text:p>
          </table:table-cell>
          <table:table-cell office:value-type="float" office:value="23.997800000000002" table:style-name="ce5">
            <text:p>23.9978</text:p>
          </table:table-cell>
          <table:table-cell office:value-type="float" office:value="0.75722665555965762" table:formula="of:=[.AE49]/[.$AG$3]" table:style-name="ce5">
            <text:p>0.7572</text:p>
          </table:table-cell>
          <table:covered-table-cell/>
          <table:covered-table-cell/>
          <table:covered-table-cell/>
          <table:table-cell table:number-columns-repeated="16349"/>
        </table:table-row>
        <table:table-row table:style-name="ro1">
          <table:table-cell table:style-name="ce5"/>
          <table:table-cell office:value-type="string" table:style-name="ce4">
            <text:p>m4</text:p>
          </table:table-cell>
          <table:table-cell office:value-type="float" office:value="21.316400000000002" table:style-name="ce5">
            <text:p>21.3164</text:p>
          </table:table-cell>
          <table:table-cell office:value-type="float" office:value="0.60177061101889184" table:formula="of:=[.C50]/[.$E$3]" table:style-name="ce5">
            <text:p>0.6018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21.721399999999999" table:style-name="ce5">
            <text:p>21.7214</text:p>
          </table:table-cell>
          <table:table-cell office:value-type="float" office:value="0.43647155984318575" table:formula="of:=[.J50]/[.$L$3]" table:style-name="ce5">
            <text:p>0.436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21.291499999999999" table:style-name="ce5">
            <text:p>21.2915</text:p>
          </table:table-cell>
          <table:table-cell office:value-type="float" office:value="0.35855020528037024" table:formula="of:=[.Q50]/[.$S$3]" table:style-name="ce5">
            <text:p>0.3586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14.9978" table:style-name="ce5">
            <text:p>14.9978</text:p>
          </table:table-cell>
          <table:table-cell office:value-type="float" office:value="0.56360035624767479" table:formula="of:=[.X50]/[.$Z$3]" table:style-name="ce5">
            <text:p>0.5636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m4</text:p>
          </table:table-cell>
          <table:table-cell office:value-type="float" office:value="23.7" table:style-name="ce5">
            <text:p>23.7000</text:p>
          </table:table-cell>
          <table:table-cell office:value-type="float" office:value="0.74782987343689356" table:formula="of:=[.AE50]/[.$AG$3]" table:style-name="ce5">
            <text:p>0.7478</text:p>
          </table:table-cell>
          <table:table-cell table:number-columns-repeated="2" table:style-name="ce2"/>
          <table:table-cell table:style-name="ce3"/>
          <table:table-cell table:number-columns-repeated="16349"/>
        </table:table-row>
        <table:table-row table:style-name="ro1">
          <table:table-cell table:style-name="ce5"/>
          <table:table-cell office:value-type="string" table:style-name="ce10">
            <text:p>m5</text:p>
          </table:table-cell>
          <table:table-cell office:value-type="float" office:value="20.548500000000001" table:style-name="ce5">
            <text:p>20.5485</text:p>
          </table:table-cell>
          <table:table-cell office:value-type="float" office:value="0.58009248280768322" table:formula="of:=[.C51]/[.$E$3]" table:style-name="ce8">
            <text:p>0.5801</text:p>
          </table:table-cell>
          <table:table-cell table:number-columns-repeated="2" table:style-name="ce11"/>
          <table:table-cell table:style-name="ce12"/>
          <table:table-cell table:style-name="ce2"/>
          <table:table-cell office:value-type="string" table:style-name="ce10">
            <text:p>m5</text:p>
          </table:table-cell>
          <table:table-cell office:value-type="float" office:value="21.854399999999998" table:style-name="ce8">
            <text:p>21.8544</text:p>
          </table:table-cell>
          <table:table-cell office:value-type="float" office:value="0.43914407254766813" table:formula="of:=[.J51]/[.$L$3]" table:style-name="ce8">
            <text:p>0.4391</text:p>
          </table:table-cell>
          <table:table-cell table:number-columns-repeated="2" table:style-name="ce11"/>
          <table:table-cell table:style-name="ce12"/>
          <table:table-cell table:style-name="ce2"/>
          <table:table-cell office:value-type="string" table:style-name="ce10">
            <text:p>m5</text:p>
          </table:table-cell>
          <table:table-cell office:value-type="float" office:value="28.038399999999999" table:style-name="ce8">
            <text:p>28.0384</text:p>
          </table:table-cell>
          <table:table-cell office:value-type="float" office:value="0.4721684275759403" table:formula="of:=[.Q51]/[.$S$3]" table:style-name="ce8">
            <text:p>0.4722</text:p>
          </table:table-cell>
          <table:table-cell table:number-columns-repeated="2" table:style-name="ce11"/>
          <table:table-cell table:style-name="ce12"/>
          <table:table-cell table:style-name="ce2"/>
          <table:table-cell office:value-type="string" table:style-name="ce10">
            <text:p>m5</text:p>
          </table:table-cell>
          <table:table-cell office:value-type="float" office:value="14.5181" table:style-name="ce8">
            <text:p>14.5181</text:p>
          </table:table-cell>
          <table:table-cell office:value-type="float" office:value="0.54557377295599141" table:formula="of:=[.X51]/[.$Z$3]" table:style-name="ce8">
            <text:p>0.5456</text:p>
          </table:table-cell>
          <table:table-cell table:number-columns-repeated="2" table:style-name="ce11"/>
          <table:table-cell table:style-name="ce12"/>
          <table:table-cell table:style-name="ce2"/>
          <table:table-cell office:value-type="string" table:style-name="ce10">
            <text:p>m5</text:p>
          </table:table-cell>
          <table:table-cell office:value-type="float" office:value="18.636800000000001" table:style-name="ce8">
            <text:p>18.6368</text:p>
          </table:table-cell>
          <table:table-cell office:value-type="float" office:value="0.58806564494804636" table:formula="of:=[.AE51]/[.$AG$3]" table:style-name="ce8">
            <text:p>0.5881</text:p>
          </table:table-cell>
          <table:table-cell table:number-columns-repeated="2" table:style-name="ce11"/>
          <table:table-cell table:style-name="ce12"/>
          <table:table-cell table:number-columns-repeated="16349"/>
        </table:table-row>
        <table:table-row table:number-rows-repeated="8" table:style-name="ro1">
          <table:table-cell table:number-columns-repeated="1024" table:style-name="ce2"/>
          <table:table-cell table:number-columns-repeated="15360"/>
        </table:table-row>
        <table:table-row table:number-rows-repeated="1048517" table:style-name="ro3">
          <table:table-cell table:number-columns-repeated="16384"/>
        </table:table-row>
      </table:table>
      <table:table table:name="Sheet2" table:style-name="ta1">
        <table:shapes>
          <draw:frame draw:z-index="1" draw:id="id0" draw:style-name="a0" draw:name="Gráfico 1" svg:x="0.15042in" svg:y="4.53028in" svg:width="6.30431in" svg:height="3.542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7.39139in" svg:y="4.53778in" svg:width="6.30431in" svg:height="3.542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1" table:number-columns-repeated="1011" table:default-cell-style-name="ce2"/>
        <table:table-column table:style-name="co2" table:number-columns-repeated="2" table:default-cell-style-name="ce1"/>
        <table:table-column table:style-name="co3" table:number-columns-repeated="15360" table:default-cell-style-name="ce1"/>
        <table:table-row table:style-name="ro1">
          <table:table-cell/>
          <table:table-cell table:number-columns-repeated="1021" table:style-name="ce2"/>
          <table:table-cell table:number-columns-repeated="15362"/>
        </table:table-row>
        <table:table-row table:style-name="ro1">
          <table:table-cell/>
          <table:table-cell table:style-name="ce2"/>
          <table:table-cell office:value-type="string" table:number-columns-spanned="10" table:number-rows-spanned="1" table:style-name="ce19">
            <text:p>Atrito estatico</text:p>
          </table:table-cell>
          <table:covered-table-cell table:number-columns-repeated="9"/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string" table:style-name="ce2">
            <text:p>rugosidade</text:p>
          </table:table-cell>
          <table:table-cell office:value-type="string" table:number-columns-spanned="2" table:number-rows-spanned="1" table:style-name="ce19">
            <text:p>vidro</text:p>
          </table:table-cell>
          <table:covered-table-cell/>
          <table:table-cell office:value-type="string" table:number-columns-spanned="2" table:number-rows-spanned="1" table:style-name="ce19">
            <text:p>Aco 4 mm</text:p>
          </table:table-cell>
          <table:covered-table-cell/>
          <table:table-cell office:value-type="string" table:number-columns-spanned="2" table:number-rows-spanned="1" table:style-name="ce19">
            <text:p>Aco 6 mm</text:p>
          </table:table-cell>
          <table:covered-table-cell/>
          <table:table-cell office:value-type="string" table:number-columns-spanned="2" table:number-rows-spanned="1" table:style-name="ce19">
            <text:p>Poliacetal 6 mm</text:p>
          </table:table-cell>
          <table:covered-table-cell/>
          <table:table-cell office:value-type="string" table:number-columns-spanned="2" table:number-rows-spanned="1" table:style-name="ce19">
            <text:p>Soja 6 mm</text:p>
          </table:table-cell>
          <table:covered-table-cell/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1E-4" table:style-name="ce2">
            <text:p>0.0001</text:p>
          </table:table-cell>
          <table:table-cell office:value-type="float" office:value="0.80082884469889504" table:style-name="ce6">
            <text:p>0.80</text:p>
          </table:table-cell>
          <table:table-cell office:value-type="float" office:value="3.4868160448825597E-2" table:style-name="ce6">
            <text:p>0.03</text:p>
          </table:table-cell>
          <table:table-cell office:value-type="float" office:value="1.0457156406294299" table:style-name="ce24">
            <text:p>1.05</text:p>
          </table:table-cell>
          <table:table-cell office:value-type="float" office:value="4.9248987515688902E-2" table:style-name="ce24">
            <text:p>0.05</text:p>
          </table:table-cell>
          <table:table-cell office:value-type="float" office:value="1.0008315623200219" table:style-name="ce24">
            <text:p>1.00</text:p>
          </table:table-cell>
          <table:table-cell office:value-type="float" office:value="7.5484756555304081E-2" table:style-name="ce24">
            <text:p>0.08</text:p>
          </table:table-cell>
          <table:table-cell office:value-type="float" office:value="1.0815298642862325" table:style-name="ce24">
            <text:p>1.08</text:p>
          </table:table-cell>
          <table:table-cell office:value-type="float" office:value="4.905013774778727E-2" table:style-name="ce24">
            <text:p>0.05</text:p>
          </table:table-cell>
          <table:table-cell office:value-type="float" office:value="1.0885004904042357" table:style-name="ce24">
            <text:p>1.09</text:p>
          </table:table-cell>
          <table:table-cell office:value-type="float" office:value="8.0301689607514909E-2" table:style-name="ce24">
            <text:p>0.08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1.25E-4" table:style-name="ce2">
            <text:p>0.000125</text:p>
          </table:table-cell>
          <table:table-cell office:value-type="float" office:value="0.92513578824937603" table:style-name="ce6">
            <text:p>0.93</text:p>
          </table:table-cell>
          <table:table-cell office:value-type="float" office:value="8.9266315305846097E-2" table:style-name="ce6">
            <text:p>0.09</text:p>
          </table:table-cell>
          <table:table-cell office:value-type="float" office:value="1.0910233714250099" table:style-name="ce24">
            <text:p>1.09</text:p>
          </table:table-cell>
          <table:table-cell office:value-type="float" office:value="8.9308539290614497E-2" table:style-name="ce24">
            <text:p>0.09</text:p>
          </table:table-cell>
          <table:table-cell office:value-type="float" office:value="1.1429640532011276" table:style-name="ce24">
            <text:p>1.14</text:p>
          </table:table-cell>
          <table:table-cell office:value-type="float" office:value="7.9738692247927942E-2" table:style-name="ce24">
            <text:p>0.08</text:p>
          </table:table-cell>
          <table:table-cell office:value-type="float" office:value="1.1755298705970332" table:style-name="ce24">
            <text:p>1.18</text:p>
          </table:table-cell>
          <table:table-cell office:value-type="float" office:value="3.5111663927847703E-2" table:style-name="ce24">
            <text:p>0.04</text:p>
          </table:table-cell>
          <table:table-cell office:value-type="float" office:value="1.1970372819955881" table:style-name="ce24">
            <text:p>1.20</text:p>
          </table:table-cell>
          <table:table-cell office:value-type="float" office:value="7.7627520617476381E-2" table:style-name="ce24">
            <text:p>0.08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1.6200000000000001E-4" table:style-name="ce2">
            <text:p>0.000162</text:p>
          </table:table-cell>
          <table:table-cell office:value-type="float" office:value="0.97506634145239801" table:style-name="ce6">
            <text:p>0.98</text:p>
          </table:table-cell>
          <table:table-cell office:value-type="float" office:value="5.3269953920338002E-2" table:style-name="ce6">
            <text:p>0.05</text:p>
          </table:table-cell>
          <table:table-cell office:value-type="float" office:value="1.1200000000000001" table:style-name="ce24">
            <text:p>1.12</text:p>
          </table:table-cell>
          <table:table-cell office:value-type="float" office:value="0.05" table:style-name="ce24">
            <text:p>0.05</text:p>
          </table:table-cell>
          <table:table-cell office:value-type="float" office:value="1.2104014334261783" table:style-name="ce24">
            <text:p>1.21</text:p>
          </table:table-cell>
          <table:table-cell office:value-type="float" office:value="8.0649519066892411E-2" table:style-name="ce24">
            <text:p>0.08</text:p>
          </table:table-cell>
          <table:table-cell office:value-type="float" office:value="1.2496988170404237" table:style-name="ce24">
            <text:p>1.25</text:p>
          </table:table-cell>
          <table:table-cell office:value-type="float" office:value="3.4159511747948443E-2" table:style-name="ce24">
            <text:p>0.03</text:p>
          </table:table-cell>
          <table:table-cell office:value-type="float" office:value="1.3040573904482031" table:style-name="ce24">
            <text:p>1.30</text:p>
          </table:table-cell>
          <table:table-cell office:value-type="float" office:value="8.6209671244070363E-2" table:style-name="ce24">
            <text:p>0.09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2.0100000000000001E-4" table:style-name="ce2">
            <text:p>0.000201</text:p>
          </table:table-cell>
          <table:table-cell office:value-type="float" office:value="1.0333231703874299" table:style-name="ce6">
            <text:p>1.03</text:p>
          </table:table-cell>
          <table:table-cell office:value-type="float" office:value="8.7117101894312404E-2" table:style-name="ce6">
            <text:p>0.09</text:p>
          </table:table-cell>
          <table:table-cell office:value-type="float" office:value="1.18" table:style-name="ce24">
            <text:p>1.18</text:p>
          </table:table-cell>
          <table:table-cell office:value-type="float" office:value="4.67390167061182E-2" table:style-name="ce24">
            <text:p>0.05</text:p>
          </table:table-cell>
          <table:table-cell office:value-type="float" office:value="1.2548275409129299" table:style-name="ce24">
            <text:p>1.25</text:p>
          </table:table-cell>
          <table:table-cell office:value-type="float" office:value="4.7751469076009925E-2" table:style-name="ce24">
            <text:p>0.05</text:p>
          </table:table-cell>
          <table:table-cell office:value-type="float" office:value="1.3108694074473757" table:style-name="ce24">
            <text:p>1.31</text:p>
          </table:table-cell>
          <table:table-cell office:value-type="float" office:value="8.1268799658623714E-2" table:style-name="ce24">
            <text:p>0.08</text:p>
          </table:table-cell>
          <table:table-cell office:value-type="float" office:value="1.4560661688719199" table:style-name="ce24">
            <text:p>1.46</text:p>
          </table:table-cell>
          <table:table-cell office:value-type="float" office:value="9.2376533467382185E-2" table:style-name="ce24">
            <text:p>0.09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2.6899999999999998E-4" table:style-name="ce2">
            <text:p>0.000269</text:p>
          </table:table-cell>
          <table:table-cell office:value-type="float" office:value="1.1793455062840901" table:style-name="ce6">
            <text:p>1.18</text:p>
          </table:table-cell>
          <table:table-cell office:value-type="float" office:value="9.0064671077314196E-2" table:style-name="ce6">
            <text:p>0.09</text:p>
          </table:table-cell>
          <table:table-cell office:value-type="float" office:value="1.27" table:style-name="ce2">
            <text:p>1.27</text:p>
          </table:table-cell>
          <table:table-cell office:value-type="float" office:value="0.03" table:style-name="ce2">
            <text:p>0.03</text:p>
          </table:table-cell>
          <table:table-cell office:value-type="float" office:value="1.3488082287284742" table:style-name="ce24">
            <text:p>1.35</text:p>
          </table:table-cell>
          <table:table-cell office:value-type="float" office:value="1.9606855769830192E-2" table:style-name="ce24">
            <text:p>0.02</text:p>
          </table:table-cell>
          <table:table-cell office:value-type="float" office:value="1.4558032544798796" table:style-name="ce24">
            <text:p>1.46</text:p>
          </table:table-cell>
          <table:table-cell office:value-type="float" office:value="4.944235960814173E-2" table:style-name="ce24">
            <text:p>0.05</text:p>
          </table:table-cell>
          <table:table-cell office:value-type="float" office:value="1.5635342174388493" table:style-name="ce24">
            <text:p>1.56</text:p>
          </table:table-cell>
          <table:table-cell office:value-type="float" office:value="5.0525580412528109E-2" table:style-name="ce24">
            <text:p>0.05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4.2499999999999998E-4" table:style-name="ce2">
            <text:p>0.000425</text:p>
          </table:table-cell>
          <table:table-cell office:value-type="float" office:value="1.30294330205404" table:style-name="ce6">
            <text:p>1.30</text:p>
          </table:table-cell>
          <table:table-cell office:value-type="float" office:value="6.9923508811472398E-2" table:style-name="ce6">
            <text:p>0.07</text:p>
          </table:table-cell>
          <table:table-cell office:value-type="float" office:value="1.35" table:style-name="ce2">
            <text:p>1.35</text:p>
          </table:table-cell>
          <table:table-cell office:value-type="float" office:value="0.04" table:style-name="ce2">
            <text:p>0.04</text:p>
          </table:table-cell>
          <table:table-cell office:value-type="float" office:value="1.4227391373172433" table:style-name="ce24">
            <text:p>1.42</text:p>
          </table:table-cell>
          <table:table-cell office:value-type="float" office:value="8.6441071980727049E-2" table:style-name="ce24">
            <text:p>0.09</text:p>
          </table:table-cell>
          <table:table-cell office:value-type="float" office:value="1.4751105178958528" table:style-name="ce24">
            <text:p>1.48</text:p>
          </table:table-cell>
          <table:table-cell office:value-type="float" office:value="8.9464862816151236E-2" table:style-name="ce24">
            <text:p>0.09</text:p>
          </table:table-cell>
          <table:table-cell office:value-type="float" office:value="1.6123055763283189" table:style-name="ce24">
            <text:p>1.61</text:p>
          </table:table-cell>
          <table:table-cell office:value-type="float" office:value="7.9413051994717557E-2" table:style-name="ce24">
            <text:p>0.08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1.6299999999999999E-7" table:style-name="ce9">
            <text:p>1.63E-07</text:p>
          </table:table-cell>
          <table:table-cell office:value-type="float" office:value="0.57094808993077895" table:style-name="ce6">
            <text:p>0.57</text:p>
          </table:table-cell>
          <table:table-cell office:value-type="float" office:value="2.4707109528733399E-2" table:style-name="ce6">
            <text:p>0.02</text:p>
          </table:table-cell>
          <table:table-cell office:value-type="float" office:value="0.39" table:style-name="ce2">
            <text:p>0.39</text:p>
          </table:table-cell>
          <table:table-cell office:value-type="float" office:value="0.01" table:style-name="ce2">
            <text:p>0.01</text:p>
          </table:table-cell>
          <table:table-cell office:value-type="float" office:value="0.22233699660841127" table:style-name="ce24">
            <text:p>0.22</text:p>
          </table:table-cell>
          <table:table-cell office:value-type="float" office:value="2.4604972854921938E-2" table:style-name="ce24">
            <text:p>0.02</text:p>
          </table:table-cell>
          <table:table-cell office:value-type="float" office:value="0.56654770807498489" table:style-name="ce24">
            <text:p>0.57</text:p>
          </table:table-cell>
          <table:table-cell office:value-type="float" office:value="8.3862073013724711E-2" table:style-name="ce24">
            <text:p>0.08</text:p>
          </table:table-cell>
          <table:table-cell office:value-type="float" office:value="0.24894722799475399" table:style-name="ce24">
            <text:p>0.25</text:p>
          </table:table-cell>
          <table:table-cell office:value-type="float" office:value="2.4277428203997656E-2" table:style-name="ce24">
            <text:p>0.02</text:p>
          </table:table-cell>
          <table:table-cell table:number-columns-repeated="1010" table:style-name="ce2"/>
          <table:table-cell table:number-columns-repeated="15362"/>
        </table:table-row>
        <table:table-row table:style-name="ro1">
          <table:table-cell/>
          <table:table-cell office:value-type="float" office:value="1.6899999999999999E-6" table:style-name="ce2">
            <text:p>0.00000169</text:p>
          </table:table-cell>
          <table:table-cell office:value-type="float" office:value="0.46398703659789697" table:style-name="ce6">
            <text:p>0.46</text:p>
          </table:table-cell>
          <table:table-cell office:value-type="float" office:value="8.6985152192308908E-3" table:style-name="ce6">
            <text:p>0.01</text:p>
          </table:table-cell>
          <table:table-cell office:value-type="float" office:value="0.43" table:style-name="ce2">
            <text:p>0.43</text:p>
          </table:table-cell>
          <table:table-cell office:value-type="float" office:value="0.01" table:style-name="ce2">
            <text:p>0.01</text:p>
          </table:table-cell>
          <table:table-cell office:value-type="float" office:value="0.39203128210137045" table:style-name="ce24">
            <text:p>0.39</text:p>
          </table:table-cell>
          <table:table-cell office:value-type="float" office:value="4.6464349441230568E-2" table:style-name="ce24">
            <text:p>0.05</text:p>
          </table:table-cell>
          <table:table-cell office:value-type="float" office:value="0.70517517204820179" table:style-name="ce24">
            <text:p>0.71</text:p>
          </table:table-cell>
          <table:table-cell office:value-type="float" office:value="6.8028533608738104E-2" table:style-name="ce24">
            <text:p>0.07</text:p>
          </table:table-cell>
          <table:table-cell office:value-type="float" office:value="0.55150672473854501" table:style-name="ce24">
            <text:p>0.55</text:p>
          </table:table-cell>
          <table:table-cell office:value-type="float" office:value="3.3751499674917945E-2" table:style-name="ce24">
            <text:p>0.03</text:p>
          </table:table-cell>
          <table:table-cell table:number-columns-repeated="2" table:style-name="ce2"/>
          <table:table-cell table:number-columns-repeated="2" table:style-name="ce6"/>
          <table:table-cell table:number-columns-repeated="16368"/>
        </table:table-row>
        <table:table-row table:number-rows-repeated="5" table:style-name="ro1">
          <table:table-cell/>
          <table:table-cell table:number-columns-repeated="13" table:style-name="ce2"/>
          <table:table-cell table:number-columns-repeated="2" table:style-name="ce6"/>
          <table:table-cell table:number-columns-repeated="16368"/>
        </table:table-row>
        <table:table-row table:number-rows-repeated="2" table:style-name="ro1">
          <table:table-cell table:number-columns-repeated="14"/>
          <table:table-cell table:number-columns-repeated="2" table:style-name="ce6"/>
          <table:table-cell table:number-columns-repeated="16368"/>
        </table:table-row>
        <table:table-row table:number-rows-repeated="1048558" table:style-name="ro3">
          <table:table-cell table:number-columns-repeated="16384"/>
        </table:table-row>
      </table:table>
      <table:table table:name="Planilha1" table:style-name="ta2">
        <table:table-column table:style-name="co8" table:number-columns-repeated="16384" table:default-cell-style-name="ce2"/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rho</text:p>
          </table:table-cell>
          <table:table-cell office:value-type="string" table:style-name="ce2">
            <text:p>E</text:p>
          </table:table-cell>
          <table:table-cell office:value-type="string" table:style-name="ce2">
            <text:p>v</text:p>
          </table:table-cell>
          <table:table-cell office:value-type="string" table:style-name="ce2">
            <text:p>rugosidade</text:p>
          </table:table-cell>
          <table:table-cell office:value-type="string" table:style-name="ce2">
            <text:p>ms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E-4" table:style-name="ce2">
            <text:p>0.0001</text:p>
          </table:table-cell>
          <table:table-cell office:value-type="float" office:value="0.82500254073647472" table:style-name="ce5">
            <text:p>0.8250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E-4" table:style-name="ce2">
            <text:p>0.0001</text:p>
          </table:table-cell>
          <table:table-cell office:value-type="float" office:value="0.79176406156486778" table:style-name="ce5">
            <text:p>0.7918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E-4" table:style-name="ce2">
            <text:p>0.0001</text:p>
          </table:table-cell>
          <table:table-cell office:value-type="float" office:value="0.74413654482423752" table:style-name="ce5">
            <text:p>0.7441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E-4" table:style-name="ce2">
            <text:p>0.0001</text:p>
          </table:table-cell>
          <table:table-cell office:value-type="float" office:value="0.82930203145996362" table:style-name="ce5">
            <text:p>0.829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E-4" table:style-name="ce2">
            <text:p>0.0001</text:p>
          </table:table-cell>
          <table:table-cell office:value-type="float" office:value="0.81393904490892865" table:style-name="ce5">
            <text:p>0.8139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25E-4" table:style-name="ce2">
            <text:p>0.000125</text:p>
          </table:table-cell>
          <table:table-cell office:value-type="float" office:value="0.9478217419289271" table:style-name="ce2">
            <text:p>0.947821742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25E-4" table:style-name="ce2">
            <text:p>0.000125</text:p>
          </table:table-cell>
          <table:table-cell office:value-type="float" office:value="0.84613299908533479" table:style-name="ce2">
            <text:p>0.846132999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25E-4" table:style-name="ce2">
            <text:p>0.000125</text:p>
          </table:table-cell>
          <table:table-cell office:value-type="float" office:value="1.0381364544869405" table:style-name="ce2">
            <text:p>1.038136454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25E-4" table:style-name="ce2">
            <text:p>0.000125</text:p>
          </table:table-cell>
          <table:table-cell office:value-type="float" office:value="0.97008141648881507" table:style-name="ce2">
            <text:p>0.970081416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25E-4" table:style-name="ce2">
            <text:p>0.000125</text:p>
          </table:table-cell>
          <table:table-cell office:value-type="float" office:value="0.82350632925686273" table:style-name="ce2">
            <text:p>0.823506329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0490672674096908" table:style-name="ce2">
            <text:p>1.049067267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0041103470081414" table:style-name="ce2">
            <text:p>1.004110347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0.91108269250313345" table:style-name="ce2">
            <text:p>0.91108269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0.94620131666610197" table:style-name="ce2">
            <text:p>0.946201317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0.96487008367492122" table:style-name="ce2">
            <text:p>0.964870084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0.9434206217464457" table:style-name="ce2">
            <text:p>0.943420622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0.96916675135788233" table:style-name="ce2">
            <text:p>0.969166751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0165063179647007" table:style-name="ce2">
            <text:p>1.016506318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0782829138295109" table:style-name="ce2">
            <text:p>1.078282914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1592392470386303" table:style-name="ce2">
            <text:p>1.159239247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0615140530957461" table:style-name="ce2">
            <text:p>1.06151405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130435764535834" table:style-name="ce2">
            <text:p>1.213043576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1103611233442865" table:style-name="ce2">
            <text:p>1.11036112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341627426403332" table:style-name="ce2">
            <text:p>1.23416274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776460358864912" table:style-name="ce2">
            <text:p>1.277646036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1974575697008705" table:style-name="ce2">
            <text:p>1.19745757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284556839097982" table:style-name="ce2">
            <text:p>1.284556839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777990446830854" table:style-name="ce2">
            <text:p>1.377799045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528207820951477" table:style-name="ce2">
            <text:p>1.352820782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020822746931353" table:style-name="ce2">
            <text:p>1.302082275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45328997143082983" table:style-name="ce2">
            <text:p>0.453289971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4754988312612215" table:style-name="ce2">
            <text:p>0.475498831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46549115259098661" table:style-name="ce2">
            <text:p>0.46549115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45778989803177611" table:style-name="ce2">
            <text:p>0.457789898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46786532967467276" table:style-name="ce2">
            <text:p>0.4678653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3726695800444912" table:style-name="ce2">
            <text:p>0.537266958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790733651772304" table:style-name="ce2">
            <text:p>0.579073365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5653703264564058" table:style-name="ce2">
            <text:p>0.556537033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60177061101889184" table:style-name="ce2">
            <text:p>0.601770611</text:p>
          </table:table-cell>
          <table:table-cell table:number-columns-repeated="16378" table:style-name="ce2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float" office:value="2371.27" table:style-name="ce2">
            <text:p>2371.27</text:p>
          </table:table-cell>
          <table:table-cell office:value-type="float" office:value="90000000000" table:style-name="ce9">
            <text:p>9.00E+10</text:p>
          </table:table-cell>
          <table:table-cell office:value-type="float" office:value="0.22" table:style-name="ce2">
            <text:p>0.2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8009248280768322" table:style-name="ce2">
            <text:p>0.58009248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0399309567394541" table:style-name="ce5">
            <text:p>1.0399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1121129126570604" table:style-name="ce5">
            <text:p>1.1121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0625468443251302" table:style-name="ce5">
            <text:p>1.062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0.97554751345801038" table:style-name="ce5">
            <text:p>0.975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0384399759674796" table:style-name="ce5">
            <text:p>1.0384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0419805529489068" table:style-name="ce2">
            <text:p>1.04198055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0601697146037747" table:style-name="ce2">
            <text:p>1.06016971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124384367609146" table:style-name="ce2">
            <text:p>1.112438437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011757046491675" table:style-name="ce2">
            <text:p>1.10117570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393524481622959" table:style-name="ce2">
            <text:p>1.139352448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1543747827327548" table:style-name="ce2">
            <text:p>1.15437478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1830249226880252" table:style-name="ce2">
            <text:p>1.18302492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0637826302749473" table:style-name="ce2">
            <text:p>1.0637826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0973739046214375" table:style-name="ce2">
            <text:p>1.09737390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1122837123411813" table:style-name="ce2">
            <text:p>1.11228371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516341510954287" table:style-name="ce2">
            <text:p>1.251634151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1609314811949547" table:style-name="ce2">
            <text:p>1.160931481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1684305920318934" table:style-name="ce2">
            <text:p>1.16843059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1851488669952717" table:style-name="ce2">
            <text:p>1.185148867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124314038327449" table:style-name="ce2">
            <text:p>1.124314038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963173578695451" table:style-name="ce2">
            <text:p>1.296317358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807725772064806" table:style-name="ce2">
            <text:p>1.280772577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332641427161972" table:style-name="ce2">
            <text:p>1.23326414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757309724128369" table:style-name="ce2">
            <text:p>1.27573097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2401544029144453" table:style-name="ce2">
            <text:p>1.240154403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514555147199185" table:style-name="ce2">
            <text:p>1.35145551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93014091978644" table:style-name="ce2">
            <text:p>1.39301409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488051055039696" table:style-name="ce2">
            <text:p>1.348805106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671831515153952" table:style-name="ce2">
            <text:p>1.36718315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2751442252626799" table:style-name="ce2">
            <text:p>1.27514422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37954302042161397" table:style-name="ce2">
            <text:p>0.3795430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39681589200637385" table:style-name="ce2">
            <text:p>0.396815892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38284045902917457" table:style-name="ce2">
            <text:p>0.382840459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38732746720143713" table:style-name="ce2">
            <text:p>0.387327467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38542656718757223" table:style-name="ce2">
            <text:p>0.385426567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43686138500459148" table:style-name="ce2">
            <text:p>0.436861385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40860910784292054" table:style-name="ce2">
            <text:p>0.408609108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4188570888901838" table:style-name="ce2">
            <text:p>0.418857089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43647155984318575" table:style-name="ce2">
            <text:p>0.43647156</text:p>
          </table:table-cell>
          <table:table-cell table:number-columns-repeated="16378" table:style-name="ce2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float" office:value="7130.3" table:style-name="ce2">
            <text:p>7130.3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43914407254766813" table:style-name="ce2">
            <text:p>0.439144073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0975477499991582" table:style-name="ce2">
            <text:p>1.09754775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0.8882274486293873" table:style-name="ce2">
            <text:p>0.88822744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0.98545523742805097" table:style-name="ce2">
            <text:p>0.985455237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0124060745475918" table:style-name="ce2">
            <text:p>1.012406075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E-4" table:style-name="ce2">
            <text:p>0.0001</text:p>
          </table:table-cell>
          <table:table-cell office:value-type="float" office:value="1.0205213009959213" table:style-name="ce2">
            <text:p>1.02052130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266945313578818" table:style-name="ce2">
            <text:p>1.12669453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673178157764448" table:style-name="ce2">
            <text:p>1.167317816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2119961874096952" table:style-name="ce2">
            <text:p>1.211996187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0126553074827136" table:style-name="ce2">
            <text:p>1.012655307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961564239789029" table:style-name="ce2">
            <text:p>1.196156424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1902977659972183" table:style-name="ce2">
            <text:p>1.190297766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864056905941512" table:style-name="ce2">
            <text:p>1.28640569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094508118594461" table:style-name="ce2">
            <text:p>1.09450811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1924095099204812" table:style-name="ce2">
            <text:p>1.1924095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883860820245798" table:style-name="ce2">
            <text:p>1.288386082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308149580177226" table:style-name="ce2">
            <text:p>1.230814958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478048977639764" table:style-name="ce2">
            <text:p>1.247804898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3384852699967331" table:style-name="ce2">
            <text:p>1.33848527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359899094341402" table:style-name="ce2">
            <text:p>1.23598990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210426693520955" table:style-name="ce2">
            <text:p>1.22104266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3688091717720126" table:style-name="ce2">
            <text:p>1.368809172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3567651585828751" table:style-name="ce2">
            <text:p>1.35676515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3610880028021866" table:style-name="ce2">
            <text:p>1.361088003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3211383209109802" table:style-name="ce2">
            <text:p>1.32113832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336240489574317" table:style-name="ce2">
            <text:p>1.3362404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5073506875797797" table:style-name="ce2">
            <text:p>1.507350688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5008672632539717" table:style-name="ce2">
            <text:p>1.500867263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324952595222137" table:style-name="ce2">
            <text:p>1.33249526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4405899410934591" table:style-name="ce2">
            <text:p>1.44058994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32392535136792" table:style-name="ce2">
            <text:p>1.332392535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1781274523342015" table:style-name="ce2">
            <text:p>0.217812745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2602396004189806" table:style-name="ce2">
            <text:p>0.22602396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1329624028749358" table:style-name="ce2">
            <text:p>0.21329624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6086941878205927" table:style-name="ce2">
            <text:p>0.26086941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19368261869718537" table:style-name="ce2">
            <text:p>0.19368261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38441991034350365" table:style-name="ce2">
            <text:p>0.38441991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36083371784810936" table:style-name="ce2">
            <text:p>0.360833718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38418414945892881" table:style-name="ce2">
            <text:p>0.384184149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35855020528037024" table:style-name="ce2">
            <text:p>0.358550205</text:p>
          </table:table-cell>
          <table:table-cell table:number-columns-repeated="16378" table:style-name="ce2"/>
        </table:table-row>
        <table:table-row table:style-name="ro1">
          <table:table-cell office:value-type="float" office:value="6.04" table:style-name="ce2">
            <text:p>6.04</text:p>
          </table:table-cell>
          <table:table-cell office:value-type="float" office:value="7576.21" table:style-name="ce2">
            <text:p>7576.21</text:p>
          </table:table-cell>
          <table:table-cell office:value-type="float" office:value="180000000000" table:style-name="ce9">
            <text:p>1.80E+11</text:p>
          </table:table-cell>
          <table:table-cell office:value-type="float" office:value="0.3" table:style-name="ce2">
            <text:p>0.3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4721684275759403" table:style-name="ce2">
            <text:p>0.472168428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E-4" table:style-name="ce2">
            <text:p>0.0001</text:p>
          </table:table-cell>
          <table:table-cell office:value-type="float" office:value="1.1230783106043809" table:style-name="ce2">
            <text:p>1.12307831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E-4" table:style-name="ce2">
            <text:p>0.0001</text:p>
          </table:table-cell>
          <table:table-cell office:value-type="float" office:value="1.1748582337180156" table:style-name="ce2">
            <text:p>1.17485823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E-4" table:style-name="ce2">
            <text:p>0.0001</text:p>
          </table:table-cell>
          <table:table-cell office:value-type="float" office:value="1.1379896056849312" table:style-name="ce2">
            <text:p>1.13798960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E-4" table:style-name="ce2">
            <text:p>0.0001</text:p>
          </table:table-cell>
          <table:table-cell office:value-type="float" office:value="0.99410387550872392" table:style-name="ce2">
            <text:p>0.99410387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E-4" table:style-name="ce2">
            <text:p>0.0001</text:p>
          </table:table-cell>
          <table:table-cell office:value-type="float" office:value="1.0124724265051275" table:style-name="ce2">
            <text:p>1.012472427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25E-4" table:style-name="ce2">
            <text:p>0.000125</text:p>
          </table:table-cell>
          <table:table-cell office:value-type="float" office:value="1.2524473238208689" table:style-name="ce2">
            <text:p>1.25244732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949441390117508" table:style-name="ce2">
            <text:p>1.194944139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25E-4" table:style-name="ce2">
            <text:p>0.000125</text:p>
          </table:table-cell>
          <table:table-cell office:value-type="float" office:value="1.0812304824750947" table:style-name="ce2">
            <text:p>1.08123048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750574017218638" table:style-name="ce2">
            <text:p>1.17505740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25E-4" table:style-name="ce2">
            <text:p>0.000125</text:p>
          </table:table-cell>
          <table:table-cell office:value-type="float" office:value="1.2815070629483627" table:style-name="ce2">
            <text:p>1.281507063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3817524529606511" table:style-name="ce2">
            <text:p>1.381752453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3878026508133945" table:style-name="ce2">
            <text:p>1.38780265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162964521790107" table:style-name="ce2">
            <text:p>1.21629645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3231745125081262" table:style-name="ce2">
            <text:p>1.323174513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112608837798329" table:style-name="ce2">
            <text:p>1.21126088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4038563435009224" table:style-name="ce2">
            <text:p>1.40385634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4305824348852154" table:style-name="ce2">
            <text:p>1.430582435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5348525217299807" table:style-name="ce2">
            <text:p>1.53485252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5663135505642467" table:style-name="ce2">
            <text:p>1.56631355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3447259936792344" table:style-name="ce2">
            <text:p>1.34472599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5778540211268399" table:style-name="ce2">
            <text:p>1.57785402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6089317455008698" table:style-name="ce2">
            <text:p>1.60893174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5102571521981758" table:style-name="ce2">
            <text:p>1.51025715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6107430469698278" table:style-name="ce2">
            <text:p>1.610743047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5098851213985349" table:style-name="ce2">
            <text:p>1.50988512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4970594535280921" table:style-name="ce2">
            <text:p>1.49705945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6406520685288248" table:style-name="ce2">
            <text:p>1.640652069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609856185669674" table:style-name="ce2">
            <text:p>1.60985618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5972184121424842" table:style-name="ce2">
            <text:p>1.59721841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71674176177252" table:style-name="ce2">
            <text:p>1.716741762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2442100358126618" table:style-name="ce2">
            <text:p>0.224421004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7782057593374093" table:style-name="ce2">
            <text:p>0.27782057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3685585121774325" table:style-name="ce2">
            <text:p>0.23685585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3350381613411147" table:style-name="ce2">
            <text:p>0.23350381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27213489310690808" table:style-name="ce2">
            <text:p>0.272134893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14018796950099" table:style-name="ce2">
            <text:p>0.514018797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60237799080820864" table:style-name="ce2">
            <text:p>0.602377991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3196270673075119" table:style-name="ce2">
            <text:p>0.531962707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6360035624767479" table:style-name="ce2">
            <text:p>0.563600356</text:p>
          </table:table-cell>
          <table:table-cell table:number-columns-repeated="16378" table:style-name="ce2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float" office:value="1157.46" table:style-name="ce2">
            <text:p>1157.46</text:p>
          </table:table-cell>
          <table:table-cell office:value-type="float" office:value="12000000" table:style-name="ce9">
            <text:p>1.20E+07</text:p>
          </table:table-cell>
          <table:table-cell office:value-type="float" office:value="0.2" table:style-name="ce2">
            <text:p>0.2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4557377295599141" table:style-name="ce2">
            <text:p>0.545573773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E-4" table:style-name="ce2">
            <text:p>0.0001</text:p>
          </table:table-cell>
          <table:table-cell office:value-type="float" office:value="1.0642376395081361" table:style-name="ce2">
            <text:p>1.06423764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E-4" table:style-name="ce2">
            <text:p>0.0001</text:p>
          </table:table-cell>
          <table:table-cell office:value-type="float" office:value="1.0402061107482399" table:style-name="ce2">
            <text:p>1.040206111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E-4" table:style-name="ce2">
            <text:p>0.0001</text:p>
          </table:table-cell>
          <table:table-cell office:value-type="float" office:value="1.1660276981039199" table:style-name="ce2">
            <text:p>1.166027698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E-4" table:style-name="ce2">
            <text:p>0.0001</text:p>
          </table:table-cell>
          <table:table-cell office:value-type="float" office:value="1.0601577069074868" table:style-name="ce2">
            <text:p>1.060157707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E-4" table:style-name="ce2">
            <text:p>0.0001</text:p>
          </table:table-cell>
          <table:table-cell office:value-type="float" office:value="1.0770201661633803" table:style-name="ce2">
            <text:p>1.077020166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988343951255376" table:style-name="ce2">
            <text:p>1.198834395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25E-4" table:style-name="ce2">
            <text:p>0.000125</text:p>
          </table:table-cell>
          <table:table-cell office:value-type="float" office:value="1.2004152506807775" table:style-name="ce2">
            <text:p>1.200415251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150174966947179" table:style-name="ce2">
            <text:p>1.115017497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856448218303215" table:style-name="ce2">
            <text:p>1.185644822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25E-4" table:style-name="ce2">
            <text:p>0.000125</text:p>
          </table:table-cell>
          <table:table-cell office:value-type="float" office:value="1.1777373886538116" table:style-name="ce2">
            <text:p>1.177737389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010053105387215" table:style-name="ce2">
            <text:p>1.201005311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672718724460978" table:style-name="ce2">
            <text:p>1.267271872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365193410261992" table:style-name="ce2">
            <text:p>1.236519341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922531766992618" table:style-name="ce2">
            <text:p>1.292253177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00000000000001E-4" table:style-name="ce2">
            <text:p>0.000162</text:p>
          </table:table-cell>
          <table:table-cell office:value-type="float" office:value="1.2514443844918386" table:style-name="ce2">
            <text:p>1.251444384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450389218628222" table:style-name="ce2">
            <text:p>1.245038922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788237929804964" table:style-name="ce2">
            <text:p>1.278823793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3747921380045878" table:style-name="ce2">
            <text:p>1.374792138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2373050357033544" table:style-name="ce2">
            <text:p>1.237305036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0100000000000001E-4" table:style-name="ce2">
            <text:p>0.000201</text:p>
          </table:table-cell>
          <table:table-cell office:value-type="float" office:value="1.4183871486856179" table:style-name="ce2">
            <text:p>1.418387149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5047220565637058" table:style-name="ce2">
            <text:p>1.504722057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4335299147726375" table:style-name="ce2">
            <text:p>1.433529915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3850913646159719" table:style-name="ce2">
            <text:p>1.385091365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4564128778197445" table:style-name="ce2">
            <text:p>1.456412878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2.6899999999999998E-4" table:style-name="ce2">
            <text:p>0.000269</text:p>
          </table:table-cell>
          <table:table-cell office:value-type="float" office:value="1.4992600586273377" table:style-name="ce2">
            <text:p>1.499260059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4154904912011661" table:style-name="ce2">
            <text:p>1.415490491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5923254353663578" table:style-name="ce2">
            <text:p>1.592325435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5422744756513533" table:style-name="ce2">
            <text:p>1.542274476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4475777569521355" table:style-name="ce2">
            <text:p>1.447577757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4.2499999999999998E-4" table:style-name="ce2">
            <text:p>0.000425</text:p>
          </table:table-cell>
          <table:table-cell office:value-type="float" office:value="1.3778844303082509" table:style-name="ce2">
            <text:p>1.37788443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52284983134385343" table:style-name="ce2">
            <text:p>0.522849831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56018768321043044" table:style-name="ce2">
            <text:p>0.560187683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46130374830002807" table:style-name="ce2">
            <text:p>0.461303748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68322305209250367" table:style-name="ce2">
            <text:p>0.683223052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299999999999999E-7" table:style-name="ce9">
            <text:p>1.63E-07</text:p>
          </table:table-cell>
          <table:table-cell office:value-type="float" office:value="0.60517422542810884" table:style-name="ce2">
            <text:p>0.605174225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71344863166065553" table:style-name="ce2">
            <text:p>0.713448632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71930505463575634" table:style-name="ce2">
            <text:p>0.719305055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75722665555965762" table:style-name="ce2">
            <text:p>0.757226656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74782987343689356" table:style-name="ce2">
            <text:p>0.747829873</text:p>
          </table:table-cell>
          <table:table-cell table:number-columns-repeated="16378" table:style-name="ce2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float" office:value="1640.62" table:style-name="ce2">
            <text:p>1640.62</text:p>
          </table:table-cell>
          <table:table-cell office:value-type="float" office:value="2300000000" table:style-name="ce9">
            <text:p>2.30E+09</text:p>
          </table:table-cell>
          <table:table-cell office:value-type="float" office:value="0.35" table:style-name="ce2">
            <text:p>0.35</text:p>
          </table:table-cell>
          <table:table-cell office:value-type="float" office:value="1.6899999999999999E-6" table:style-name="ce2">
            <text:p>0.00000169</text:p>
          </table:table-cell>
          <table:table-cell office:value-type="float" office:value="0.58806564494804636" table:style-name="ce2">
            <text:p>0.588065645</text:p>
          </table:table-cell>
          <table:table-cell table:number-columns-repeated="16378" table:style-name="ce2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rodolfo brandao</dc:creator>
    <meta:creation-date>2019-04-04T09:11:40Z</meta:creation-date>
    <dc:date>2019-07-20T02:35:27Z</dc:date>
    <meta:editing-cycles>87</meta:editing-cycles>
    <meta:editing-duration>PT5012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6pt" svg:width="453.910314960629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2.$C$4:.$C$9" chart:class="chart:scatter" chart:attached-axis="primary-y" chart:style-name="G0S0">
            <chart:domain table:cell-range-address="Sheet2.$B$4:.$B$9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6pt" svg:width="453.910314960629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2.$E$4:.$E$9" chart:class="chart:scatter" chart:attached-axis="primary-y" chart:style-name="G0S0">
            <chart:domain table:cell-range-address="Sheet2.$B$4:.$B$9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